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40000005953D24DC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7.5854in" fo:margin-left="-0.0521in" table:align="left" style:writing-mode="lr-tb"/>
    </style:style>
    <style:style style:name="Tableau1.A" style:family="table-column">
      <style:table-column-properties style:column-width="0.8361in"/>
    </style:style>
    <style:style style:name="Tableau1.B" style:family="table-column">
      <style:table-column-properties style:column-width="1.0833in"/>
    </style:style>
    <style:style style:name="Tableau1.C" style:family="table-column">
      <style:table-column-properties style:column-width="5.666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" style:family="table">
      <style:table-properties style:width="7.2597in" fo:margin-left="0.2438in" table:align="left" style:writing-mode="lr-tb"/>
    </style:style>
    <style:style style:name="Tableau2.A" style:family="table-column">
      <style:table-column-properties style:column-width="0.3361in"/>
    </style:style>
    <style:style style:name="Tableau2.B" style:family="table-column">
      <style:table-column-properties style:column-width="3.9972in"/>
    </style:style>
    <style:style style:name="Tableau2.C" style:family="table-column">
      <style:table-column-properties style:column-width="1.6694in"/>
    </style:style>
    <style:style style:name="Tableau2.D" style:family="table-column">
      <style:table-column-properties style:column-width="1.2569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361in" table:align="center" style:writing-mode="lr-tb"/>
    </style:style>
    <style:style style:name="Table4.A" style:family="table-column">
      <style:table-column-properties style:column-width="1.6236in"/>
    </style:style>
    <style:style style:name="Table4.B" style:family="table-column">
      <style:table-column-properties style:column-width="0.7875in"/>
    </style:style>
    <style:style style:name="Table4.C" style:family="table-column">
      <style:table-column-properties style:column-width="0.9035in"/>
    </style:style>
    <style:style style:name="Table4.D" style:family="table-column">
      <style:table-column-properties style:column-width="3.321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7" style:family="table-row">
      <style:table-row-properties fo:keep-together="always"/>
    </style:style>
    <style:style style:name="Table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6.6361in" table:align="center" style:writing-mode="lr-tb"/>
    </style:style>
    <style:style style:name="Table3.A" style:family="table-column">
      <style:table-column-properties style:column-width="1.6236in"/>
    </style:style>
    <style:style style:name="Table3.B" style:family="table-column">
      <style:table-column-properties style:column-width="0.7875in"/>
    </style:style>
    <style:style style:name="Table3.C" style:family="table-column">
      <style:table-column-properties style:column-width="0.9035in"/>
    </style:style>
    <style:style style:name="Table3.D" style:family="table-column">
      <style:table-column-properties style:column-width="3.321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3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3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" style:family="table">
      <style:table-properties style:width="6.6361in" table:align="center" style:writing-mode="lr-tb"/>
    </style:style>
    <style:style style:name="Table8.A" style:family="table-column">
      <style:table-column-properties style:column-width="1.6236in"/>
    </style:style>
    <style:style style:name="Table8.B" style:family="table-column">
      <style:table-column-properties style:column-width="0.7875in"/>
    </style:style>
    <style:style style:name="Table8.C" style:family="table-column">
      <style:table-column-properties style:column-width="0.9035in"/>
    </style:style>
    <style:style style:name="Table8.D" style:family="table-column">
      <style:table-column-properties style:column-width="3.321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7" style:family="table-row">
      <style:table-row-properties fo:keep-together="always"/>
    </style:style>
    <style:style style:name="Table8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8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8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8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" style:family="table">
      <style:table-properties style:width="6.6361in" table:align="center" style:may-break-between-rows="false" style:writing-mode="lr-tb"/>
    </style:style>
    <style:style style:name="Table6.A" style:family="table-column">
      <style:table-column-properties style:column-width="1.6236in"/>
    </style:style>
    <style:style style:name="Table6.B" style:family="table-column">
      <style:table-column-properties style:column-width="0.7875in"/>
    </style:style>
    <style:style style:name="Table6.C" style:family="table-column">
      <style:table-column-properties style:column-width="0.9035in"/>
    </style:style>
    <style:style style:name="Table6.D" style:family="table-column">
      <style:table-column-properties style:column-width="3.3215in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9" style:family="table-row">
      <style:table-row-properties style:min-row-height="2.1438in" fo:keep-together="always"/>
    </style:style>
    <style:style style:name="Table6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6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" style:family="table">
      <style:table-properties style:width="6.6361in" table:align="center" style:may-break-between-rows="false" style:writing-mode="lr-tb"/>
    </style:style>
    <style:style style:name="Table7.A" style:family="table-column">
      <style:table-column-properties style:column-width="1.6236in"/>
    </style:style>
    <style:style style:name="Table7.B" style:family="table-column">
      <style:table-column-properties style:column-width="0.7875in"/>
    </style:style>
    <style:style style:name="Table7.C" style:family="table-column">
      <style:table-column-properties style:column-width="0.9035in"/>
    </style:style>
    <style:style style:name="Table7.D" style:family="table-column">
      <style:table-column-properties style:column-width="3.321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7" style:family="table-row">
      <style:table-row-properties fo:keep-together="always"/>
    </style:style>
    <style:style style:name="Table7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7.9" style:family="table-row">
      <style:table-row-properties style:min-row-height="2.1785in" fo:keep-together="auto"/>
    </style:style>
    <style:style style:name="Table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7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7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1" style:family="table-cell">
      <style:table-cell-properties style:vertical-align="top" fo:background-color="transparent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11" style:family="table-cell">
      <style:table-cell-properties style:vertical-align="top" fo:background-color="transparent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5" style:family="table">
      <style:table-properties style:width="6.6361in" table:align="center" style:writing-mode="lr-tb"/>
    </style:style>
    <style:style style:name="Table5.A" style:family="table-column">
      <style:table-column-properties style:column-width="1.6236in"/>
    </style:style>
    <style:style style:name="Table5.B" style:family="table-column">
      <style:table-column-properties style:column-width="0.7875in"/>
    </style:style>
    <style:style style:name="Table5.C" style:family="table-column">
      <style:table-column-properties style:column-width="0.9035in"/>
    </style:style>
    <style:style style:name="Table5.D" style:family="table-column">
      <style:table-column-properties style:column-width="3.321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7" style:family="table-row">
      <style:table-row-properties fo:keep-together="always"/>
    </style:style>
    <style:style style:name="Table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" style:family="table">
      <style:table-properties style:width="6.6361in" table:align="center" style:writing-mode="lr-tb"/>
    </style:style>
    <style:style style:name="Tableau10.A" style:family="table-column">
      <style:table-column-properties style:column-width="1.4729in"/>
    </style:style>
    <style:style style:name="Tableau10.B" style:family="table-column">
      <style:table-column-properties style:column-width="2.9854in"/>
    </style:style>
    <style:style style:name="Tableau10.C" style:family="table-column">
      <style:table-column-properties style:column-width="2.1778in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0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1" style:family="table">
      <style:table-properties style:width="6.6361in" table:align="center" style:writing-mode="lr-tb"/>
    </style:style>
    <style:style style:name="Tableau11.A" style:family="table-column">
      <style:table-column-properties style:column-width="1.4729in"/>
    </style:style>
    <style:style style:name="Tableau11.B" style:family="table-column">
      <style:table-column-properties style:column-width="2.5819in"/>
    </style:style>
    <style:style style:name="Tableau11.C" style:family="table-column">
      <style:table-column-properties style:column-width="2.5813in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1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1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" style:family="table">
      <style:table-properties style:width="6.6361in" table:align="center" style:writing-mode="lr-tb"/>
    </style:style>
    <style:style style:name="Tableau8.A" style:family="table-column">
      <style:table-column-properties style:column-width="1.4729in"/>
    </style:style>
    <style:style style:name="Tableau8.B" style:family="table-column">
      <style:table-column-properties style:column-width="2.7042in"/>
    </style:style>
    <style:style style:name="Tableau8.C" style:family="table-column">
      <style:table-column-properties style:column-width="2.459in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8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8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.A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6.6361in" table:align="center" style:writing-mode="lr-tb"/>
    </style:style>
    <style:style style:name="Tableau9.A" style:family="table-column">
      <style:table-column-properties style:column-width="1.4729in"/>
    </style:style>
    <style:style style:name="Tableau9.B" style:family="table-column">
      <style:table-column-properties style:column-width="2.5819in"/>
    </style:style>
    <style:style style:name="Tableau9.C" style:family="table-column">
      <style:table-column-properties style:column-width="2.5813in"/>
    </style:style>
    <style:style style:name="Tableau9.1" style:family="table-row">
      <style:table-row-properties style:min-row-height="0.1667in" fo:keep-together="auto"/>
    </style:style>
    <style:style style:name="Tableau9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B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Header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Recommandation">
      <style:paragraph-properties fo:margin-left="0in" fo:margin-right="0in" fo:text-indent="0in" style:auto-text-indent="false"/>
    </style:style>
    <style:style style:name="P8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9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0" style:family="paragraph" style:parent-style-name="Recommandation">
      <style:paragraph-properties fo:margin-left="0in" fo:margin-right="0in" fo:text-align="center" style:justify-single-word="false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1" style:family="paragraph" style:parent-style-name="Recommandation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2" style:family="paragraph" style:parent-style-name="Recommandation">
      <style:paragraph-properties fo:margin-left="0in" fo:margin-right="0in" fo:text-indent="0in" style:auto-text-indent="false"/>
      <style:text-properties fo:color="#000000" fo:font-style="italic" style:font-style-asian="italic" style:font-style-complex="italic"/>
    </style:style>
    <style:style style:name="P13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style:use-window-font-color="true" style:text-line-through-style="none"/>
    </style:style>
    <style:style style:name="P14" style:family="paragraph" style:parent-style-name="Liste_20_2">
      <style:paragraph-properties fo:margin-left="0in" fo:margin-right="0in" fo:text-indent="0in" style:auto-text-indent="false"/>
      <style:text-properties style:font-name="Arial" style:font-name-complex="Arial"/>
    </style:style>
    <style:style style:name="P15" style:family="paragraph" style:parent-style-name="flux">
      <style:paragraph-properties fo:margin-left="0in" fo:margin-right="0in" fo:text-indent="0in" style:auto-text-indent="false"/>
    </style:style>
    <style:style style:name="P16" style:family="paragraph" style:parent-style-name="flux">
      <style:paragraph-properties fo:margin-left="0in" fo:margin-right="0in" fo:text-indent="0in" style:auto-text-indent="false" style:snap-to-layout-grid="false"/>
    </style:style>
    <style:style style:name="P17" style:family="paragraph" style:parent-style-name="Recommandation">
      <style:paragraph-properties fo:margin-left="0.2957in" fo:margin-right="0in" fo:text-indent="0in" style:auto-text-indent="false"/>
    </style:style>
    <style:style style:name="P18" style:family="paragraph" style:parent-style-name="Recommandation">
      <style:paragraph-properties fo:margin-left="0.2957in" fo:margin-right="0in" fo:text-indent="0.2957in" style:auto-text-indent="false"/>
    </style:style>
    <style:style style:name="P19" style:family="paragraph" style:parent-style-name="Heading_20_2">
      <style:paragraph-properties fo:margin-top="0.25in" fo:margin-bottom="0in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20" style:family="paragraph" style:parent-style-name="flux">
      <style:paragraph-properties style:snap-to-layout-grid="false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25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26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style:font-size-asian="12pt" style:font-name-complex="Arial" style:font-size-complex="12pt"/>
    </style:style>
    <style:style style:name="P27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29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ff"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5" style:family="paragraph" style:parent-style-name="Text_20_body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36" style:family="paragraph" style:parent-style-name="Text_20_body">
      <style:text-properties style:font-name="Arial"/>
    </style:style>
    <style:style style:name="P37" style:family="paragraph" style:parent-style-name="Text_20_body">
      <style:text-properties style:font-name="Arial" style:font-name-asian="LMRoman10-Regular-Identity-H" style:font-name-complex="LMRoman10-Regular-Identity-H"/>
    </style:style>
    <style:style style:name="P38" style:family="paragraph" style:parent-style-name="Text_20_body">
      <style:paragraph-properties fo:margin-left="0.4917in" fo:margin-right="0in" fo:text-indent="0in" style:auto-text-indent="false"/>
    </style:style>
    <style:style style:name="P39" style:family="paragraph" style:parent-style-name="Recommandation">
      <style:paragraph-properties fo:margin-left="0.1972in" fo:margin-right="0in" fo:text-indent="0in" style:auto-text-indent="false"/>
    </style:style>
    <style:style style:name="P40" style:family="paragraph" style:parent-style-name="Standard" style:list-style-name="WW8Num4"/>
    <style:style style:name="P41" style:family="paragraph" style:parent-style-name="Text_20_body" style:list-style-name="WW8Num4"/>
    <style:style style:name="P42" style:family="paragraph" style:parent-style-name="Text_20_body" style:list-style-name="WW8Num4">
      <style:text-properties style:font-name="LMRoman10-Regular-Identity-H"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P43" style:family="paragraph" style:parent-style-name="Text_20_body">
      <style:text-properties style:font-name="Arial" style:font-name-asian="LMRoman10-Regular-Identity-H" style:font-name-complex="LMRoman10-Regular-Identity-H"/>
    </style:style>
    <style:style style:name="P44" style:family="paragraph" style:parent-style-name="Text_20_body">
      <style:paragraph-properties fo:margin-left="0.4917in" fo:margin-right="0in" fo:text-indent="0in" style:auto-text-indent="false"/>
    </style:style>
    <style:style style:name="P45" style:family="paragraph" style:parent-style-name="Text_20_body">
      <style:paragraph-properties fo:margin-left="0.4917in" fo:margin-right="0in" fo:text-indent="0in" style:auto-text-indent="false"/>
      <style:text-properties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P46" style:family="paragraph" style:parent-style-name="Text_20_body">
      <style:paragraph-properties fo:margin-left="0.4917in" fo:margin-right="0in" fo:text-indent="0in" style:auto-text-indent="false"/>
      <style:text-properties fo:font-weight="bold" style:font-weight-asian="bold" style:font-weight-complex="bold"/>
    </style:style>
    <style:style style:name="P47" style:family="paragraph" style:parent-style-name="Heading_20_2" style:master-page-name="Standard">
      <style:paragraph-properties fo:margin-top="0.25in" fo:margin-bottom="0in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48" style:family="paragraph" style:parent-style-name="Liste_20_2">
      <style:paragraph-properties fo:margin-left="0in" fo:margin-right="0in" fo:text-indent="0in" style:auto-text-indent="false"/>
      <style:text-properties style:font-name="Arial" style:font-name-complex="Arial"/>
    </style:style>
    <style:style style:name="P49" style:family="paragraph" style:parent-style-name="Liste_20_2" style:list-style-name="WW8Num4">
      <style:paragraph-properties fo:margin-left="0.4917in" fo:margin-right="0in" fo:text-indent="-0.25in" style:auto-text-indent="false"/>
    </style:style>
    <style:style style:name="P50" style:family="paragraph" style:parent-style-name="Liste_20_2">
      <style:paragraph-properties fo:margin-left="0.2417in" fo:margin-right="0in" fo:text-indent="0in" style:auto-text-indent="false"/>
    </style:style>
    <style:style style:name="P51" style:family="paragraph" style:parent-style-name="Chapitre1" style:list-style-name="WW8Num4">
      <style:paragraph-properties fo:break-before="page"/>
    </style:style>
    <style:style style:name="P52" style:family="paragraph" style:parent-style-name="Chapitre1">
      <style:paragraph-properties fo:margin-left="0.3945in" fo:margin-right="0in" fo:text-indent="-0.1972in" style:auto-text-indent="false"/>
    </style:style>
    <style:style style:name="P53" style:family="paragraph" style:parent-style-name="Chapitre1" style:list-style-name="WW8Num4">
      <style:paragraph-properties fo:margin-left="0.3945in" fo:margin-right="0in" fo:text-indent="-0.1972in" style:auto-text-indent="false"/>
    </style:style>
    <style:style style:name="P54" style:family="paragraph" style:parent-style-name="Chapitre2" style:list-style-name="WW8Num4"/>
    <style:style style:name="P55" style:family="paragraph" style:parent-style-name="Chapitre2">
      <style:paragraph-properties fo:margin-left="0.689in" fo:margin-right="0in" fo:text-indent="0in" style:auto-text-indent="false"/>
    </style:style>
    <style:style style:name="P56" style:family="paragraph" style:parent-style-name="Chapitre2" style:list-style-name="WW8Num4">
      <style:paragraph-properties fo:margin-left="0.689in" fo:margin-right="0in" fo:text-indent="0in" style:auto-text-indent="false"/>
    </style:style>
    <style:style style:name="P57" style:family="paragraph" style:parent-style-name="Chapitre2" style:list-style-name="WW8Num4">
      <style:paragraph-properties fo:break-before="page"/>
    </style:style>
    <style:style style:name="P58" style:family="paragraph" style:parent-style-name="Style1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59" style:family="paragraph" style:parent-style-name="Style1" style:list-style-name="WW8Num4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60" style:family="paragraph" style:parent-style-name="Style1" style:list-style-name="">
      <style:paragraph-properties fo:text-align="center" style:justify-single-word="false"/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61" style:family="paragraph" style:parent-style-name="Style1">
      <style:text-properties fo:color="#ffffff" fo:font-weight="bold" style:font-weight-asian="bold" style:font-weight-complex="bold"/>
    </style:style>
    <style:style style:name="P62" style:family="paragraph" style:parent-style-name="Style1" style:list-style-name="WW8Num4">
      <style:text-properties fo:color="#ffffff" fo:font-weight="bold" style:font-weight-asian="bold" style:font-weight-complex="bold"/>
    </style:style>
    <style:style style:name="P63" style:family="paragraph" style:parent-style-name="Style1">
      <style:text-properties fo:font-style="italic" fo:font-weight="bold" style:font-style-asian="italic" style:font-weight-asian="bold" style:font-style-complex="italic" style:font-weight-complex="bold"/>
    </style:style>
    <style:style style:name="P64" style:family="paragraph" style:parent-style-name="Style1" style:list-style-name="WW8Num4">
      <style:text-properties fo:font-style="italic" fo:font-weight="bold" style:font-style-asian="italic" style:font-weight-asian="bold" style:font-style-complex="italic" style:font-weight-complex="bold"/>
    </style:style>
    <style:style style:name="P65" style:family="paragraph" style:parent-style-name="Style1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6" style:family="paragraph" style:parent-style-name="Style1">
      <style:paragraph-properties style:snap-to-layout-grid="false"/>
      <style:text-properties fo:font-style="italic" style:font-style-asian="italic" style:font-style-complex="italic"/>
    </style:style>
    <style:style style:name="P67" style:family="paragraph" style:parent-style-name="Style1" style:list-style-name="WW8Num4">
      <style:paragraph-properties style:snap-to-layout-grid="false"/>
      <style:text-properties fo:font-style="italic" style:font-style-asian="italic" style:font-style-complex="italic"/>
    </style:style>
    <style:style style:name="P68" style:family="paragraph" style:parent-style-name="Style1">
      <style:paragraph-properties style:snap-to-layout-grid="false"/>
    </style:style>
    <style:style style:name="P69" style:family="paragraph" style:parent-style-name="Style1">
      <style:paragraph-properties style:snap-to-layout-grid="false"/>
      <style:text-properties fo:font-style="normal" style:font-style-asian="normal" style:font-style-complex="normal"/>
    </style:style>
    <style:style style:name="P70" style:family="paragraph" style:parent-style-name="Style1" style:list-style-name="WW8Num4">
      <style:paragraph-properties style:snap-to-layout-grid="false"/>
      <style:text-properties fo:font-style="normal" style:font-style-asian="normal" style:font-style-complex="normal"/>
    </style:style>
    <style:style style:name="P71" style:family="paragraph" style:parent-style-name="Style1" style:list-style-name="WW8Num5">
      <style:paragraph-properties style:snap-to-layout-grid="false"/>
      <style:text-properties fo:font-style="normal" style:font-style-asian="normal" style:font-style-complex="normal"/>
    </style:style>
    <style:style style:name="P72" style:family="paragraph" style:parent-style-name="Style1">
      <style:text-properties fo:font-weight="bold" style:font-weight-asian="bold" style:font-weight-complex="bold"/>
    </style:style>
    <style:style style:name="P73" style:family="paragraph" style:parent-style-name="Style1">
      <style:paragraph-properties fo:text-align="center" style:justify-single-word="false"/>
      <style:text-properties fo:font-weight="bold" style:font-weight-asian="bold" style:font-weight-complex="bold"/>
    </style:style>
    <style:style style:name="P74" style:family="paragraph" style:parent-style-name="Style1" style:list-style-name="WW8Num4">
      <style:paragraph-properties fo:text-align="center" style:justify-single-word="false"/>
      <style:text-properties fo:font-weight="bold" style:font-weight-asian="bold" style:font-weight-complex="bold"/>
    </style:style>
    <style:style style:name="P75" style:family="paragraph" style:parent-style-name="Style1" style:list-style-name="WW8Num4">
      <style:text-properties fo:font-weight="bold" style:font-weight-asian="bold" style:font-weight-complex="bold"/>
    </style:style>
    <style:style style:name="P76" style:family="paragraph" style:parent-style-name="Style1" style:list-style-name="WW8Num5">
      <style:paragraph-properties style:snap-to-layout-grid="false"/>
    </style:style>
    <style:style style:name="P77" style:family="paragraph" style:parent-style-name="Style1" style:list-style-name="WW8Num4"/>
    <style:style style:name="P78" style:family="paragraph" style:parent-style-name="Style1" style:list-style-name="WW8Num4">
      <style:paragraph-properties style:snap-to-layout-grid="false"/>
    </style:style>
    <style:style style:name="P79" style:family="paragraph" style:parent-style-name="Style1" style:list-style-name="">
      <style:paragraph-properties style:snap-to-layout-grid="false"/>
    </style:style>
    <style:style style:name="P80" style:family="paragraph" style:parent-style-name="Style1">
      <style:paragraph-properties fo:text-align="start" style:justify-single-word="false" style:snap-to-layout-grid="false"/>
    </style:style>
    <style:style style:name="P81" style:family="paragraph" style:parent-style-name="Style1" style:list-style-name="WW8Num5">
      <style:paragraph-properties fo:text-align="justify" style:justify-single-word="false" style:snap-to-layout-grid="false"/>
    </style:style>
    <style:style style:name="P82" style:family="paragraph" style:parent-style-name="Style1">
      <style:paragraph-properties fo:text-align="justify" style:justify-single-word="false" style:snap-to-layout-grid="false"/>
    </style:style>
    <style:style style:name="P83" style:family="paragraph" style:parent-style-name="Recommandation">
      <style:paragraph-properties fo:margin-left="0in" fo:margin-right="0in" fo:text-indent="0in" style:auto-text-indent="false"/>
    </style:style>
    <style:style style:name="P84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85" style:family="paragraph" style:parent-style-name="Recommandation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86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style:use-window-font-color="true" style:text-line-through-style="none"/>
    </style:style>
    <style:style style:name="P87" style:family="paragraph" style:parent-style-name="flux" style:list-style-name="L1"/>
    <style:style style:name="P88" style:family="paragraph" style:parent-style-name="flux" style:list-style-name="WW8Num4"/>
    <style:style style:name="P89" style:family="paragraph" style:parent-style-name="flux" style:list-style-name="WW8Num4">
      <style:paragraph-properties style:snap-to-layout-grid="false"/>
    </style:style>
    <style:style style:name="P90" style:family="paragraph" style:parent-style-name="flux" style:list-style-name="L2">
      <style:paragraph-properties style:snap-to-layout-grid="false"/>
    </style:style>
    <style:style style:name="P91" style:family="paragraph" style:parent-style-name="flux">
      <style:paragraph-properties style:snap-to-layout-grid="false"/>
    </style:style>
    <style:style style:name="P92" style:family="paragraph" style:parent-style-name="flux" style:list-style-name="L8">
      <style:paragraph-properties style:snap-to-layout-grid="false"/>
    </style:style>
    <style:style style:name="P93" style:family="paragraph" style:parent-style-name="flux">
      <style:paragraph-properties fo:margin-left="0in" fo:margin-right="0in" fo:text-indent="0in" style:auto-text-indent="false"/>
    </style:style>
    <style:style style:name="P94" style:family="paragraph" style:parent-style-name="flux" style:list-style-name="L1">
      <style:paragraph-properties fo:margin-left="0in" fo:margin-right="0in" fo:text-indent="0in" style:auto-text-indent="false"/>
    </style:style>
    <style:style style:name="P95" style:family="paragraph" style:parent-style-name="flux">
      <style:paragraph-properties fo:margin-left="0in" fo:margin-right="0in" fo:text-indent="0in" style:auto-text-indent="false" style:snap-to-layout-grid="false"/>
    </style:style>
    <style:style style:name="P96" style:family="paragraph" style:parent-style-name="flux">
      <style:paragraph-properties fo:margin-left="0.4917in" fo:margin-right="0in" fo:text-indent="-0.1972in" style:auto-text-indent="false" style:snap-to-layout-grid="false"/>
    </style:style>
    <style:style style:name="P97" style:family="paragraph" style:parent-style-name="flux" style:list-style-name="L9">
      <style:paragraph-properties fo:margin-left="0.4917in" fo:margin-right="0in" fo:text-indent="-0.1972in" style:auto-text-indent="false" style:snap-to-layout-grid="false"/>
    </style:style>
    <style:style style:name="P98" style:family="paragraph">
      <style:paragraph-properties fo:text-align="center" style:writing-mode="lr-tb"/>
    </style:style>
    <style:style style:name="T1" style:family="text">
      <style:text-properties style:font-name-complex="Wide Latin"/>
    </style:style>
    <style:style style:name="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style:font-name="Arial" style:font-name-complex="Arial"/>
    </style:style>
    <style:style style:name="T4" style:family="text">
      <style:text-properties fo:color="#000000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style:font-name-asian="Arial" style:font-style-asian="normal" style:font-style-complex="normal"/>
    </style:style>
    <style:style style:name="T8" style:family="text">
      <style:text-properties fo:color="#ff0000"/>
    </style:style>
    <style:style style:name="T9" style:family="text">
      <style:text-properties fo:color="#ff0000" fo:font-weight="normal" style:font-weight-asian="normal" style:font-weight-complex="normal"/>
    </style:style>
    <style:style style:name="T1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style:font-name-asian="LMRoman10-Bold-Identity-H" style:font-size-asian="11pt" style:font-weight-asian="bold" style:font-name-complex="LMRoman10-Bold-Identity-H" style:font-size-complex="11pt" style:font-weight-complex="bold"/>
    </style:style>
    <style:style style:name="T13" style:family="text">
      <style:text-properties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T14" style:family="text">
      <style:text-properties fo:font-size="11pt" style:font-name-asian="LMRoman10-Regular-Identity-H" style:font-size-asian="11pt" style:font-name-complex="LMRoman10-Regular-Identity-H" style:font-size-complex="11pt"/>
    </style:style>
    <style:style style:name="T15" style:family="text">
      <style:text-properties fo:font-size="11pt" fo:font-weight="normal" style:font-name-asian="LMRoman10-Regular-Identity-H" style:font-size-asian="11pt" style:font-weight-asian="normal" style:font-name-complex="LMRoman10-Regular-Identity-H" style:font-size-complex="11pt" style:font-weight-complex="normal"/>
    </style:style>
    <style:style style:name="T16" style:family="text">
      <style:text-properties style:font-name-asian="LMRomanCaps10-Regular-Identity-H" style:font-name-complex="LMRomanCaps10-Regular-Identity-H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19"/>
      <text:p text:style-name="P19"/>
      <text:p text:style-name="P19"/>
      <text:p text:style-name="P19"/>
      <text:p text:style-name="P19">SPECIFICATION TECHNIQUE DE BESOIN</text:p>
      <text:p text:style-name="P22"/>
      <text:p text:style-name="P23"/>
      <text:p text:style-name="P23"/>
      <text:p text:style-name="P23"/>
      <text:p text:style-name="P23"/>
      <text:p text:style-name="P25"/>
      <text:p text:style-name="P28"/>
      <text:p text:style-name="P26"><text:span text:style-name="T5">Version :<text:tab/><text:tab/></text:span><text:span text:style-name="T10">0.9</text:span></text:p>
      <text:p text:style-name="P28"/>
      <text:p text:style-name="P26"><text:span text:style-name="T5">Date :<text:tab/><text:tab/><text:tab/></text:span><text:span text:style-name="T10">10/01/2013</text:span></text:p>
      <text:p text:style-name="P30"/>
      <text:p text:style-name="P26"><text:span text:style-name="T5">Rédigé par :</text:span><text:span text:style-name="T6"><text:tab/><text:tab/></text:span><text:span text:style-name="T6">Giovanni Huet, Romain Pignard</text:span></text:p>
      <text:p text:style-name="P29"/>
      <text:p text:style-name="P26"><text:span text:style-name="T5">Relu par :</text:span><text:span text:style-name="T6"><text:tab/><text:tab/></text:span><text:span text:style-name="T9">&lt; nom des membres du projet ayant relu le document&gt;</text:span></text:p>
      <text:p text:style-name="P28"/>
      <text:p text:style-name="P26"><text:span text:style-name="T5">Approuvé par :<text:tab/></text:span><text:span text:style-name="T9">&lt; nom de l’enseignant responsable du suivi&gt;</text:span></text:p>
      <text:p text:style-name="P28"/>
      <text:p text:style-name="P27"><text:span text:style-name="T7"><text:s text:c="25"/></text:span><text:span text:style-name="T4">Signature :</text:span><text:span text:style-name="T8"><text:tab/>&lt;signature de l’enseignant&gt;</text:span></text:p>
      <text:p text:style-name="P31"/>
      <text:p text:style-name="P31"/>
      <text:p text:style-name="P31"/>
      <text:p text:style-name="P31"/>
      <text:p text:style-name="P23"/>
      <text:p text:style-name="P24"/>
      <text:p text:style-name="P24"/>
      <text:p text:style-name="P24"/>
      <text:p text:style-name="P24"/>
      <text:p text:style-name="P24"/>
      <text:p text:style-name="P6"/>
      <text:p text:style-name="P21"/>
      <text:p text:style-name="P21">MISES A JOUR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3">Version</text:p>
          </table:table-cell>
          <table:table-cell table:style-name="Tableau1.A1" office:value-type="string">
            <text:p text:style-name="P33">Date</text:p>
          </table:table-cell>
          <table:table-cell table:style-name="Tableau1.C1" office:value-type="string">
            <text:p text:style-name="P33">Modifications réalisées</text:p>
          </table:table-cell>
        </table:table-row>
        <table:table-row table:style-name="Tableau1.1">
          <table:table-cell table:style-name="Tableau1.A1" office:value-type="string">
            <text:p text:style-name="P32">0.1</text:p>
          </table:table-cell>
          <table:table-cell table:style-name="Tableau1.A1" office:value-type="string">
            <text:p text:style-name="P32">26/11/12</text:p>
          </table:table-cell>
          <table:table-cell table:style-name="Tableau1.C1" office:value-type="string">
            <text:p text:style-name="P32">Création</text:p>
          </table:table-cell>
        </table:table-row>
        <table:table-row table:style-name="Tableau1.1">
          <table:table-cell table:style-name="Tableau1.A1" office:value-type="string">
            <text:p text:style-name="P35">0.9</text:p>
          </table:table-cell>
          <table:table-cell table:style-name="Tableau1.A1" office:value-type="string">
            <text:p text:style-name="P35">02/01/13</text:p>
          </table:table-cell>
          <table:table-cell table:style-name="Tableau1.C1" office:value-type="string">
            <text:p text:style-name="P35">Ajout des cas d'utilisation</text:p>
          </table:table-cell>
        </table:table-row>
        <table:table-row table:style-name="Tableau1.1"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34"/>
          </table:table-cell>
          <table:table-cell table:style-name="Tableau1.C1" office:value-type="string">
            <text:p text:style-name="P34"/>
          </table:table-cell>
        </table:table-row>
        <table:table-row table:style-name="Tableau1.1"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34"/>
          </table:table-cell>
          <table:table-cell table:style-name="Tableau1.C1" office:value-type="string">
            <text:p text:style-name="P34"/>
          </table:table-cell>
        </table:table-row>
      </table:table>
      <text:p text:style-name="Standard"/>
      <text:list xml:id="list1849666942" text:style-name="WW8Num4">
        <text:list-item>
          <text:h text:style-name="P51" text:outline-level="1">Objet :</text:h>
          <text:p text:style-name="P41"/>
        </text:list-item>
      </text:list>
      <text:p text:style-name="P36">Ce projet propose la mise en place de solutions cryptographiques pour sécuriser les données</text:p>
      <text:p text:style-name="P36">qu’un utilisateur place sur un réseau social au moyen d’authentifications fortes.</text:p>
      <text:p text:style-name="P36">Il s’agirait donc ici de développer une extension pour le logiciel Mozilla Firefox permettant à l’utilisateur</text:p>
      <text:p text:style-name="P36">de gérer le chiffrement de ses données sur le réseau social Facebook. Cette extension utilisera</text:p>
      <text:p text:style-name="P36">une application Java pour assurer les traitements lourds. Pour gérer l’authentification forte, cette</text:p>
      <text:p text:style-name="P36">application dialoguerait avec une carte à puce qui contiendrait les données sensibles de l’utilisateur</text:p>
      <text:p text:style-name="P36">(login/mot de passe), clef privée, ...</text:p>
      <text:p text:style-name="P36">Le dialogue avec cette carte à puce se fera par l’intermédiaire d’un client Java.</text:p>
      <text:p text:style-name="P36">Ce projet est une fusion de deux projets :</text:p>
      <text:p text:style-name="P36">– Étude et mise en œuvre de solutions d’authentifications et de signatures par cartes à puce,</text:p>
      <text:p text:style-name="P36">proposé par Magali <text:span text:style-name="T16">Bardet </text:span>;</text:p>
      <text:p text:style-name="P36">– Solutions cryptographiques pour les réseaux sociaux, proposé par Ayoub <text:span text:style-name="T16">Otmani </text:span>;</text:p>
      <text:p text:style-name="P36">Étant un projet universitaire, ce travail a pour but de nous apprendre à gérer un projet, de sa partie</text:p>
      <text:p text:style-name="P36">analyse jusqu’à sa complète réalisation. Pour cette même raison, le projet devra être impérativement</text:p>
      <text:p text:style-name="P37">terminé avant le 04 mars 2013.</text:p>
      <text:p text:style-name="P37"/>
      <text:p text:style-name="P37">Dans ce document, nous présentons le sous-projet utilisé par l'entité FaceCrypt du sous-projet SSN, cette utilisation est adaptable à d'autres situations.</text:p>
      <text:p text:style-name="Standard"/>
      <text:p text:style-name="Standard"/>
      <text:list xml:id="list1530543135" text:continue-numbering="true" text:style-name="WW8Num4">
        <text:list-item>
          <text:h text:style-name="P53" text:outline-level="1">Documents applicables et de référence</text:h>
        </text:list-item>
      </text:list>
      <text:p text:style-name="P39"/>
      <text:p text:style-name="Text_20_body"><text:s/>Intitulé des sujets du projet ;</text:p>
      <text:list xml:id="list1246157496" text:continue-numbering="true" text:style-name="WW8Num4">
        <text:list-item>
          <text:h text:style-name="P53" text:outline-level="1">Terminologie et sigles utilisés</text:h>
          <text:p text:style-name="P42"/>
        </text:list-item>
      </text:list>
      <text:p text:style-name="P38"><text:span text:style-name="T11">CdR : </text:span><text:span text:style-name="T14">Cahier de Recettes ;</text:span></text:p>
      <text:p text:style-name="P38"><text:span text:style-name="T13">AdR</text:span><text:span text:style-name="T14"> : Analyse des Risques</text:span></text:p>
      <text:p text:style-name="P38"><text:span text:style-name="T11">DAL : </text:span><text:span text:style-name="T14">Document d’Architecture Logicielle ;</text:span></text:p>
      <text:p text:style-name="P38"><text:span text:style-name="T11">PdD : </text:span><text:span text:style-name="T14">Plan de développement ;</text:span></text:p>
      <text:p text:style-name="P38"><text:span text:style-name="T11">STB : </text:span><text:span text:style-name="T14">Spécification Technique de Besoins ;</text:span></text:p>
      <text:p text:style-name="P38"><text:span text:style-name="T11">SC : </text:span><text:span text:style-name="T14">SmartCards, relatif au sous-projet sur les cartes à puce ;</text:span></text:p>
      <text:p text:style-name="P38"><text:span text:style-name="T11">SSN : </text:span><text:span text:style-name="T14">Secure Social Network, relatif au sous-projet sur la sécurisation d’un réseau social</text:span></text:p>
      <text:p text:style-name="P46"><text:span text:style-name="T14">Utilisateur :</text:span><text:span text:style-name="T15"> entité (humain ou programme) intéragissant ce sous-projet ;</text:span></text:p>
      <text:p text:style-name="P46"><text:span text:style-name="T14">Système : </text:span><text:span text:style-name="T15">ce sous-projet ;</text:span></text:p>
      <text:p text:style-name="P38"><text:span text:style-name="T11">IHM : I</text:span><text:span text:style-name="T14">nterface Homme-Machine, (interface graphique) ;</text:span></text:p>
      <text:p text:style-name="P38"><text:span text:style-name="T11">SoftCard : </text:span><text:span text:style-name="T14">application qui assure un passerelle entre le lecteur de carte et l’ordinateur ;</text:span></text:p>
      <text:p text:style-name="P38"><text:soft-page-break/><text:span text:style-name="T12">Extension : </text:span><text:span text:style-name="T14">programme incorporé dans le navigateur ;</text:span></text:p>
      <text:p text:style-name="P45">FaceCrypt : <text:span text:style-name="T17">application faisant l'intermédiaire entre le réseau social et le navigateur ;</text:span></text:p>
      <text:p text:style-name="P45">Aléatoire :<text:span text:style-name="T17">indistinguable en temps polynomial, distribution de probabilité uniforme ;</text:span></text:p>
      <text:p text:style-name="P45"><text:span text:style-name="T17"/></text:p>
      <text:list xml:id="list123110486" text:continue-numbering="true" text:style-name="WW8Num4">
        <text:list-item>
          <text:h text:style-name="P53" text:outline-level="1">Exigences fonctionnelles</text:h>
          <text:list>
            <text:list-item>
              <text:h text:style-name="P54" text:outline-level="2">Présentation de la mission du produit logiciel</text:h>
            </text:list-item>
          </text:list>
        </text:list-item>
      </text:list>
      <text:p text:style-name="P7"/>
      <text:p text:style-name="Recommandation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Id</text:p>
          </table:table-cell>
          <table:table-cell table:style-name="Tableau2.A1" office:value-type="string">
            <text:p text:style-name="P10">Intitulé</text:p>
          </table:table-cell>
          <table:table-cell table:style-name="Tableau2.A1" office:value-type="string">
            <text:p text:style-name="P10">Acteur(s)</text:p>
          </table:table-cell>
          <table:table-cell table:style-name="Tableau2.D1" office:value-type="string">
            <text:p text:style-name="P10">Priorité</text:p>
          </table:table-cell>
        </table:table-row>
        <table:table-row table:style-name="Tableau2.1"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12">Génération de nombres aléatoires</text:p>
          </table:table-cell>
          <table:table-cell table:style-name="Tableau2.A1" office:value-type="string">
            <text:p text:style-name="P12">SmartCard, SoftCard, Utilisateur</text:p>
          </table:table-cell>
          <table:table-cell table:style-name="Tableau2.D1" office:value-type="string">
            <text:p text:style-name="P12">Indispensable</text:p>
          </table:table-cell>
        </table:table-row>
        <table:table-row table:style-name="Tableau2.1">
          <table:table-cell table:style-name="Tableau2.A1" office:value-type="string">
            <text:p text:style-name="P8">3</text:p>
          </table:table-cell>
          <table:table-cell table:style-name="Tableau2.A1" office:value-type="string">
            <text:p text:style-name="P8">Déblocage de la carte (<text:span text:style-name="T18">via</text:span><text:span text:style-name="T19"> authentification par code PIN</text:span><text:span text:style-name="T18">)</text:span> </text:p>
          </table:table-cell>
          <table:table-cell table:style-name="Tableau2.A1" office:value-type="string">
            <text:p text:style-name="P8">SmartCard, SoftCard, Utilisateur</text:p>
          </table:table-cell>
          <table:table-cell table:style-name="Tableau2.D1" office:value-type="string">
            <text:p text:style-name="P8">Indispensable</text:p>
          </table:table-cell>
        </table:table-row>
        <table:table-row table:style-name="Tableau2.1">
          <table:table-cell table:style-name="Tableau2.A1" office:value-type="string">
            <text:p text:style-name="P8">4</text:p>
          </table:table-cell>
          <table:table-cell table:style-name="Tableau2.A1" office:value-type="string">
            <text:p text:style-name="P8">Chiffrement/déchiffrement de données</text:p>
          </table:table-cell>
          <table:table-cell table:style-name="Tableau2.A1" office:value-type="string">
            <text:p text:style-name="P8">SmartCard, SoftCard, Utilisateur</text:p>
          </table:table-cell>
          <table:table-cell table:style-name="Tableau2.D1" office:value-type="string">
            <text:p text:style-name="P8">Indispensable</text:p>
          </table:table-cell>
        </table:table-row>
        <table:table-row table:style-name="Tableau2.1">
          <table:table-cell table:style-name="Tableau2.A1" office:value-type="string">
            <text:p text:style-name="P9">5</text:p>
          </table:table-cell>
          <table:table-cell table:style-name="Tableau2.A1" office:value-type="string">
            <text:p text:style-name="P11"><text:s/>Signature/Vérification de données</text:p>
          </table:table-cell>
          <table:table-cell table:style-name="Tableau2.A1" office:value-type="string">
            <text:p text:style-name="P9">SmartCard, SoftCard, Utilisateur</text:p>
          </table:table-cell>
          <table:table-cell table:style-name="Tableau2.D1" office:value-type="string">
            <text:p text:style-name="P13">Indispensable</text:p>
          </table:table-cell>
        </table:table-row>
        <table:table-row table:style-name="Tableau2.1">
          <table:table-cell table:style-name="Tableau2.A6" office:value-type="string">
            <text:p text:style-name="P9">6</text:p>
          </table:table-cell>
          <table:table-cell table:style-name="Tableau2.A6" office:value-type="string">
            <text:p text:style-name="P11"><text:s/>Administration des cartes</text:p>
          </table:table-cell>
          <table:table-cell table:style-name="Tableau2.A6" office:value-type="string">
            <text:p text:style-name="P9"><text:s/>Administrateur</text:p>
          </table:table-cell>
          <table:table-cell table:style-name="Tableau2.D6" office:value-type="string">
            <text:p text:style-name="P13"><text:s/>Optionnelle</text:p>
          </table:table-cell>
        </table:table-row>
      </table:table>
      <text:p text:style-name="P14"/>
      <text:p text:style-name="P14"/>
      <text:list xml:id="list907317164" text:continue-list="list123110486" text:style-name="WW8Num4">
        <text:list-item text:start-value="1">
          <text:p text:style-name="P49"><text:span text:style-name="T3">Génération de nombre aléatoire</text:span></text:p>
        </text:list-item>
      </text:list>
      <text:p text:style-name="P50"/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list xml:id="list2001936364" text:style-name="WW8Num5">
              <text:list-header>
                <text:p text:style-name="P58">Nom : C1</text:p>
              </text:list-header>
            </text:list>
          </table:table-cell>
          <table:covered-table-cell/>
          <table:table-cell table:style-name="Table4.C1" table:number-columns-spanned="2" office:value-type="string">
            <text:list xml:id="list353993809" text:continue-numbering="true" text:style-name="WW8Num5">
              <text:list-header>
                <text:p text:style-name="P61">Génération de nombres aléatoires</text:p>
              </text:list-header>
            </text:list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list xml:id="list1081802043" text:continue-numbering="true" text:style-name="WW8Num5">
              <text:list-header>
                <text:p text:style-name="P63">Acteurs concernés  </text:p>
              </text:list-header>
            </text:list>
          </table:table-cell>
          <table:covered-table-cell/>
          <table:table-cell table:style-name="Table4.C2" table:number-columns-spanned="2" office:value-type="string">
            <text:list xml:id="list722381334" text:continue-numbering="true" text:style-name="WW8Num5">
              <text:list-header>
                <text:p text:style-name="P68">SmartCard, SoftCard</text:p>
              </text:list-header>
            </text:list>
          </table:table-cell>
          <table:covered-table-cell/>
        </table:table-row>
        <table:table-row table:style-name="Table4.1">
          <table:table-cell table:style-name="Table4.A3" table:number-columns-spanned="2" office:value-type="string">
            <text:list xml:id="list1011026762" text:continue-numbering="true" text:style-name="WW8Num5">
              <text:list-header>
                <text:p text:style-name="P63">Description </text:p>
              </text:list-header>
            </text:list>
          </table:table-cell>
          <table:covered-table-cell/>
          <table:table-cell table:style-name="Table4.C3" table:number-columns-spanned="2" office:value-type="string">
            <text:list xml:id="list708000512" text:continue-numbering="true" text:style-name="WW8Num5">
              <text:list-header>
                <text:p text:style-name="P68">SmartCard génère un nombre aléatoire de la taille demandée.</text:p>
              </text:list-header>
            </text:list>
          </table:table-cell>
          <table:covered-table-cell/>
        </table:table-row>
        <table:table-row table:style-name="Table4.1">
          <table:table-cell table:style-name="Table4.A4" table:number-columns-spanned="2" office:value-type="string">
            <text:list xml:id="list247888603" text:continue-numbering="true" text:style-name="WW8Num5">
              <text:list-header>
                <text:p text:style-name="P63">Pré-conditions </text:p>
              </text:list-header>
            </text:list>
          </table:table-cell>
          <table:covered-table-cell/>
          <table:table-cell table:style-name="Table4.C4" table:number-columns-spanned="2" office:value-type="string">
            <text:list xml:id="list1724249681" text:continue-numbering="true" text:style-name="WW8Num5">
              <text:list-header>
                <text:p text:style-name="P69">SmartCard est programmée.</text:p>
              </text:list-header>
            </text:list>
          </table:table-cell>
          <table:covered-table-cell/>
        </table:table-row>
        <table:table-row table:style-name="Table4.1">
          <table:table-cell table:style-name="Table4.A5" table:number-columns-spanned="2" office:value-type="string">
            <text:list xml:id="list1059686705" text:continue-numbering="true" text:style-name="WW8Num5">
              <text:list-header>
                <text:p text:style-name="P63">Événements déclenchant</text:p>
              </text:list-header>
            </text:list>
          </table:table-cell>
          <table:covered-table-cell/>
          <table:table-cell table:style-name="Table4.C5" table:number-columns-spanned="2" office:value-type="string">
            <text:list xml:id="list1692833238" text:continue-numbering="true" text:style-name="WW8Num5">
              <text:list-header>
                <text:p text:style-name="P68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4.1">
          <table:table-cell table:style-name="Table4.A6" table:number-columns-spanned="2" office:value-type="string">
            <text:list xml:id="list1100012317" text:continue-numbering="true" text:style-name="WW8Num5">
              <text:list-header>
                <text:p text:style-name="P63">Conditions d’arrêt </text:p>
              </text:list-header>
            </text:list>
          </table:table-cell>
          <table:covered-table-cell/>
          <table:table-cell table:style-name="Table4.C6" table:number-columns-spanned="2" office:value-type="string">
            <text:list xml:id="list804482789" text:continue-numbering="true" text:style-name="WW8Num5">
              <text:list-header>
                <text:p text:style-name="P68">SmartCard renvoie un nombre aléatoire à SoftCard</text:p>
                <text:p text:style-name="P68"/>
              </text:list-header>
            </text:list>
          </table:table-cell>
          <table:covered-table-cell/>
        </table:table-row>
        <table:table-row table:style-name="Table4.7">
          <table:table-cell table:style-name="Table4.A7" table:number-columns-spanned="4" office:value-type="string">
            <text:list xml:id="list1169832089" text:continue-numbering="true" text:style-name="WW8Num5">
              <text:list-header>
                <text:p text:style-name="P72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8" table:number-columns-spanned="3" office:value-type="string">
            <text:list xml:id="list444874144" text:continue-numbering="true" text:style-name="WW8Num5">
              <text:list-header>
                <text:p text:style-name="P73">Acteur(s)</text:p>
              </text:list-header>
            </text:list>
          </table:table-cell>
          <table:covered-table-cell/>
          <table:covered-table-cell/>
          <table:table-cell table:style-name="Table4.D8" office:value-type="string">
            <text:list xml:id="list1488540219" text:continue-numbering="true" text:style-name="WW8Num5">
              <text:list-header>
                <text:p text:style-name="P73">Système </text:p>
              </text:list-header>
            </text:list>
          </table:table-cell>
        </table:table-row>
        <table:table-row table:style-name="Table4.1">
          <table:table-cell table:style-name="Table4.A9" table:number-columns-spanned="3" office:value-type="string">
            <text:p text:style-name="P20">1. SoftCard demande à SmartCard un nombre aléatoire de longueur donnée.</text:p>
            <text:p text:style-name="flux"/>
            <text:p text:style-name="flux"/>
            <text:p text:style-name="flux"/>
            <text:p text:style-name="flux">3. SoftCard récupère le nombre.</text:p>
            <text:p text:style-name="flux"/>
          </table:table-cell>
          <table:covered-table-cell/>
          <table:covered-table-cell/>
          <table:table-cell table:style-name="Table4.D9" office:value-type="string">
            <text:p text:style-name="P20"/>
            <text:p text:style-name="P20"/>
            <text:p text:style-name="P20">2. SmartCard génère un nombre grâce au PRNG intégré et le renvoie à SoftCard</text:p>
            <text:p text:style-name="P20"/>
          </table:table-cell>
        </table:table-row>
        <table:table-row table:style-name="Table4.7">
          <table:table-cell table:style-name="Table4.A10" office:value-type="string">
            <text:list xml:id="list1206000876" text:continue-numbering="true" text:style-name="WW8Num5">
              <text:list-header>
                <text:p text:style-name="P63">Flots secondaires :</text:p>
              </text:list-header>
            </text:list>
          </table:table-cell>
          <table:table-cell table:style-name="Table4.B10" table:number-columns-spanned="3" office:value-type="string">
            <text:list xml:id="list133315133" text:continue-numbering="true" text:style-name="WW8Num5">
              <text:list-header>
                <text:p text:style-name="P68"/>
              </text:list-header>
            </text:list>
          </table:table-cell>
          <table:covered-table-cell/>
          <table:covered-table-cell/>
        </table:table-row>
        <table:table-row table:style-name="Table4.1">
          <table:table-cell table:style-name="Table4.A11" office:value-type="string">
            <text:list xml:id="list1031109343" text:continue-numbering="true" text:style-name="WW8Num5">
              <text:list-header>
                <text:p text:style-name="P63">Flots d’exception :</text:p>
              </text:list-header>
            </text:list>
          </table:table-cell>
          <table:table-cell table:style-name="Table4.B11" table:number-columns-spanned="3" office:value-type="string">
            <text:list xml:id="list392204603" text:continue-numbering="true" text:style-name="WW8Num5">
              <text:list-header>
                <text:p text:style-name="P66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><text:soft-page-break/></text:p>
      <text:p text:style-name="Recommandation"/>
      <text:p text:style-name="Recommandation"/>
      <text:p text:style-name="P7"/>
      <text:list xml:id="list2001554238" text:continue-list="list907317164" text:style-name="WW8Num4">
        <text:list-item>
          <text:list>
            <text:list-item>
              <text:h text:style-name="P54" text:outline-level="2">Déblocage de la carte</text:h>
            </text:list-item>
          </text:list>
        </text:list-item>
      </text:list>
      <text:h text:style-name="P55" text:outline-level="2" text:is-list-header="true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list xml:id="list521175375" text:continue-list="list392204603" text:style-name="WW8Num5">
              <text:list-header>
                <text:p text:style-name="P58">Nom : C2</text:p>
              </text:list-header>
            </text:list>
          </table:table-cell>
          <table:covered-table-cell/>
          <table:table-cell table:style-name="Table3.C1" table:number-columns-spanned="2" office:value-type="string">
            <text:list xml:id="list905414186" text:continue-numbering="true" text:style-name="WW8Num5">
              <text:list-header>
                <text:p text:style-name="P61">Authentification d'un utilisateur/Déblocage de la carte</text:p>
              </text:list-header>
            </text:list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list xml:id="list2130238758" text:continue-numbering="true" text:style-name="WW8Num5">
              <text:list-header>
                <text:p text:style-name="P63">Acteurs concernés</text:p>
              </text:list-header>
            </text:list>
          </table:table-cell>
          <table:covered-table-cell/>
          <table:table-cell table:style-name="Table3.C2" table:number-columns-spanned="2" office:value-type="string">
            <text:list xml:id="list1714168477" text:continue-numbering="true" text:style-name="WW8Num5">
              <text:list-header>
                <text:p text:style-name="P68">Utilisateur, SmartCard, SoftCard</text:p>
              </text:list-header>
            </text:list>
          </table:table-cell>
          <table:covered-table-cell/>
        </table:table-row>
        <table:table-row table:style-name="Table3.1">
          <table:table-cell table:style-name="Table3.A3" table:number-columns-spanned="2" office:value-type="string">
            <text:list xml:id="list384752753" text:continue-numbering="true" text:style-name="WW8Num5">
              <text:list-header>
                <text:p text:style-name="P63">Description</text:p>
              </text:list-header>
            </text:list>
          </table:table-cell>
          <table:covered-table-cell/>
          <table:table-cell table:style-name="Table3.C3" table:number-columns-spanned="2" office:value-type="string">
            <text:list xml:id="list935062244" text:continue-numbering="true" text:style-name="WW8Num5">
              <text:list-header>
                <text:p text:style-name="P68">Le système authentifie l'utilisateur grâce au code PIN contenu sur SmartCard.</text:p>
                <text:p text:style-name="Style1"/>
              </text:list-header>
            </text:list>
          </table:table-cell>
          <table:covered-table-cell/>
        </table:table-row>
        <table:table-row table:style-name="Table3.1">
          <table:table-cell table:style-name="Table3.A4" table:number-columns-spanned="2" office:value-type="string">
            <text:list xml:id="list232542014" text:continue-numbering="true" text:style-name="WW8Num5">
              <text:list-header>
                <text:p text:style-name="P63">Pré-conditions</text:p>
              </text:list-header>
            </text:list>
          </table:table-cell>
          <table:covered-table-cell/>
          <table:table-cell table:style-name="Table3.C4" table:number-columns-spanned="2" office:value-type="string">
            <text:list xml:id="list2042461210" text:continue-numbering="true" text:style-name="WW8Num5">
              <text:list-header>
                <text:p text:style-name="P69">L'utilisateur a une carte valide et connaît le code PIN, SoftCard et SmartCard sont authentifiés.</text:p>
              </text:list-header>
            </text:list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list xml:id="list283680910" text:continue-numbering="true" text:style-name="WW8Num5">
              <text:list-header>
                <text:p text:style-name="P63">Événements déclenchants</text:p>
              </text:list-header>
            </text:list>
          </table:table-cell>
          <table:covered-table-cell/>
          <table:table-cell table:style-name="Table3.C5" table:number-columns-spanned="2" office:value-type="string">
            <text:list xml:id="list1444258690" text:continue-numbering="true" text:style-name="WW8Num5">
              <text:list-header>
                <text:p text:style-name="P68">SoftCard a besoin d'utiliser SmartCard</text:p>
              </text:list-header>
            </text:list>
          </table:table-cell>
          <table:covered-table-cell/>
        </table:table-row>
        <table:table-row table:style-name="Table3.1">
          <table:table-cell table:style-name="Table3.A6" table:number-columns-spanned="2" office:value-type="string">
            <text:list xml:id="list2131130875" text:continue-numbering="true" text:style-name="WW8Num5">
              <text:list-header>
                <text:p text:style-name="P63">Conditions d’arrêt</text:p>
              </text:list-header>
            </text:list>
          </table:table-cell>
          <table:covered-table-cell/>
          <table:table-cell table:style-name="Table3.C6" table:number-columns-spanned="2" office:value-type="string">
            <text:list xml:id="list1156557253" text:continue-numbering="true" text:style-name="WW8Num5">
              <text:list-header>
                <text:p text:style-name="P68">L'authentification a réussi ou a échoué.</text:p>
                <text:p text:style-name="Style1"/>
              </text:list-header>
            </text:list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xml:id="list1763811678" text:continue-numbering="true" text:style-name="WW8Num5">
              <text:list-header>
                <text:p text:style-name="P72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8" table:number-columns-spanned="3" office:value-type="string">
            <text:list xml:id="list1031008449" text:continue-numbering="true" text:style-name="WW8Num5">
              <text:list-header>
                <text:p text:style-name="P73">Acteur(s)</text:p>
              </text:list-header>
            </text:list>
          </table:table-cell>
          <table:covered-table-cell/>
          <table:covered-table-cell/>
          <table:table-cell table:style-name="Table3.D8" office:value-type="string">
            <text:list xml:id="list1844497766" text:continue-numbering="true" text:style-name="WW8Num5">
              <text:list-header>
                <text:p text:style-name="P73">Système </text:p>
              </text:list-header>
            </text:list>
          </table:table-cell>
        </table:table-row>
        <table:table-row table:style-name="Table3.1">
          <table:table-cell table:style-name="Table3.A9" table:number-columns-spanned="3" office:value-type="string">
            <text:list xml:id="list2077484842" text:style-name="L1">
              <text:list-item>
                <text:p text:style-name="P94">L'utilisateur insère la carte et demande à SoftCard d'utiliser SmartCard</text:p>
                <text:p text:style-name="P87"/>
              </text:list-item>
            </text:list>
            <text:p text:style-name="flux">3. L'utilisateur tape le code PIN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3.D9" office:value-type="string">
            <text:p text:style-name="P20"/>
            <text:p text:style-name="P20"/>
            <text:p text:style-name="P20">2. SoftCard demande le code PIN à l'utilisateur</text:p>
            <text:p text:style-name="P20"/>
            <text:p text:style-name="P20">4. SoftCard envoie le code PIN à SmartCard</text:p>
            <text:p text:style-name="P20"/>
            <text:p text:style-name="P20">5. SmartCard vérifie le code PIN et passe en état « débloqué » pendant 30 minutes s'il est correct</text:p>
            <text:p text:style-name="P20"/>
            <text:p text:style-name="P20">6. SoftCard informe l’utilisateur du résultat</text:p>
          </table:table-cell>
        </table:table-row>
        <table:table-row table:style-name="Table3.7">
          <table:table-cell table:style-name="Table3.A10" office:value-type="string">
            <text:list xml:id="list592913971" text:continue-list="list1844497766" text:style-name="WW8Num5">
              <text:list-header>
                <text:p text:style-name="P63">Flots secondaires :</text:p>
              </text:list-header>
            </text:list>
          </table:table-cell>
          <table:table-cell table:style-name="Table3.B10" table:number-columns-spanned="3" office:value-type="string">
            <text:list xml:id="list1704568141" text:continue-numbering="true" text:style-name="WW8Num5">
              <text:list-header>
                <text:p text:style-name="P68">7. SoftCard redemande le code PIN à l'utilisateur.</text:p>
              </text:list-header>
            </text:list>
          </table:table-cell>
          <table:covered-table-cell/>
          <table:covered-table-cell/>
        </table:table-row>
        <table:table-row table:style-name="Table3.1">
          <table:table-cell table:style-name="Table3.A11" office:value-type="string">
            <text:list xml:id="list2057945548" text:continue-numbering="true" text:style-name="WW8Num5">
              <text:list-header>
                <text:p text:style-name="P63">Flots d’exception :</text:p>
              </text:list-header>
            </text:list>
          </table:table-cell>
          <table:table-cell table:style-name="Table3.B11" table:number-columns-spanned="3" office:value-type="string">
            <text:list xml:id="list135239183" text:continue-numbering="true" text:style-name="WW8Num5">
              <text:list-header>
                <text:p text:style-name="P66">7bis . L'utilisateur a tapé 3 mauvais codes. La carte se verrouille.</text:p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2" office:value-type="string">
            <text:list xml:id="list582330377" text:continue-numbering="true" text:style-name="WW8Num5">
              <text:list-header>
                <text:p text:style-name="P58">Nom : C3</text:p>
              </text:list-header>
            </text:list>
          </table:table-cell>
          <table:covered-table-cell/>
          <table:table-cell table:style-name="Table8.C1" table:number-columns-spanned="2" office:value-type="string">
            <text:list xml:id="list1568854318" text:continue-numbering="true" text:style-name="WW8Num5">
              <text:list-header>
                <text:p text:style-name="P61">Transmission login/mot de passe au SocialNetwork</text:p>
              </text:list-header>
            </text:list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1200810679" text:continue-numbering="true" text:style-name="WW8Num5">
              <text:list-header>
                <text:p text:style-name="P63">Acteurs concernés  </text:p>
              </text:list-header>
            </text:list>
          </table:table-cell>
          <table:covered-table-cell/>
          <table:table-cell table:style-name="Table8.C2" table:number-columns-spanned="2" office:value-type="string">
            <text:list xml:id="list1352372345" text:continue-numbering="true" text:style-name="WW8Num5">
              <text:list-header>
                <text:p text:style-name="P76">SmartCard, SoftCard, FaceCrypt, Social Network</text:p>
              </text:list-header>
            </text:list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list xml:id="list556761938" text:continue-numbering="true" text:style-name="WW8Num5">
              <text:list-header>
                <text:p text:style-name="P63">Description </text:p>
              </text:list-header>
            </text:list>
          </table:table-cell>
          <table:covered-table-cell/>
          <table:table-cell table:style-name="Table8.C3" table:number-columns-spanned="2" office:value-type="string">
            <text:list xml:id="list1611244003" text:continue-numbering="true" text:style-name="WW8Num5">
              <text:list-header>
                <text:p text:style-name="P76">SmartCard transmet le couple login/mdp au FaceCrypt</text:p>
              </text:list-header>
            </text:list>
          </table:table-cell>
          <table:covered-table-cell/>
        </table:table-row>
        <table:table-row table:style-name="Table8.1">
          <table:table-cell table:style-name="Table8.A4" table:number-columns-spanned="2" office:value-type="string">
            <text:list xml:id="list658988096" text:continue-numbering="true" text:style-name="WW8Num5">
              <text:list-header>
                <text:p text:style-name="P63">Pré-conditions </text:p>
              </text:list-header>
            </text:list>
          </table:table-cell>
          <table:covered-table-cell/>
          <table:table-cell table:style-name="Table8.C4" table:number-columns-spanned="2" office:value-type="string">
            <text:list xml:id="list1728321994" text:continue-numbering="true" text:style-name="WW8Num5">
              <text:list-header>
                <text:p text:style-name="P71">SmartCard est débloquée avec le bon code PIN, SoftCard et FaceCrypt sont authentifiés. SoftCard et SmartCard sont authentifiés</text:p>
              </text:list-header>
            </text:list>
          </table:table-cell>
          <table:covered-table-cell/>
        </table:table-row>
        <table:table-row table:style-name="Table8.1">
          <table:table-cell table:style-name="Table8.A5" table:number-columns-spanned="2" office:value-type="string">
            <text:list xml:id="list1710118315" text:continue-numbering="true" text:style-name="WW8Num5">
              <text:list-header>
                <text:p text:style-name="P63">Événements déclenchants</text:p>
              </text:list-header>
            </text:list>
          </table:table-cell>
          <table:covered-table-cell/>
          <table:table-cell table:style-name="Table8.C5" table:number-columns-spanned="2" office:value-type="string">
            <text:list xml:id="list1655656618" text:continue-numbering="true" text:style-name="WW8Num5">
              <text:list-header>
                <text:p text:style-name="P68">L'utilisateur veut se loguer sur SocialNetwork</text:p>
                <text:p text:style-name="Style1"/>
              </text:list-header>
            </text:list>
          </table:table-cell>
          <table:covered-table-cell/>
        </table:table-row>
        <table:table-row table:style-name="Table8.1">
          <table:table-cell table:style-name="Table8.A6" table:number-columns-spanned="2" office:value-type="string">
            <text:list xml:id="list2086085776" text:continue-numbering="true" text:style-name="WW8Num5">
              <text:list-header>
                <text:p text:style-name="P63">Conditions d’arrêt </text:p>
              </text:list-header>
            </text:list>
          </table:table-cell>
          <table:covered-table-cell/>
          <table:table-cell table:style-name="Table8.C6" table:number-columns-spanned="2" office:value-type="string">
            <text:list xml:id="list1529748084" text:continue-numbering="true" text:style-name="WW8Num5">
              <text:list-header>
                <text:p text:style-name="P68">L'utilisateur est logué auprès de SocialNetwork.</text:p>
              </text:list-header>
            </text:list>
          </table:table-cell>
          <table:covered-table-cell/>
        </table:table-row>
        <table:table-row table:style-name="Table8.7">
          <table:table-cell table:style-name="Table8.A7" table:number-columns-spanned="4" office:value-type="string">
            <text:list xml:id="list2142391172" text:continue-numbering="true" text:style-name="WW8Num5">
              <text:list-header>
                <text:p text:style-name="P72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8" table:number-columns-spanned="3" office:value-type="string">
            <text:list xml:id="list809575493" text:continue-numbering="true" text:style-name="WW8Num5">
              <text:list-header>
                <text:p text:style-name="P73">Acteur(s)</text:p>
              </text:list-header>
            </text:list>
          </table:table-cell>
          <table:covered-table-cell/>
          <table:covered-table-cell/>
          <table:table-cell table:style-name="Table8.D8" office:value-type="string">
            <text:list xml:id="list1478062373" text:continue-numbering="true" text:style-name="WW8Num5">
              <text:list-header>
                <text:p text:style-name="P73">Système </text:p>
              </text:list-header>
            </text:list>
          </table:table-cell>
        </table:table-row>
        <table:table-row table:style-name="Table8.1">
          <table:table-cell table:style-name="Table8.A9" table:number-columns-spanned="3" office:value-type="string">
            <text:p text:style-name="P20">1. FaceCrypt demande à SoftCard le login/mdp du Social Network.</text:p>
            <text:p text:style-name="P20"/>
            <text:p text:style-name="P20"/>
            <text:p text:style-name="P20"/>
            <text:p text:style-name="P20"/>
            <text:p text:style-name="P20"/>
            <text:p text:style-name="flux">4. SoftCard envoie à FaceCrypt le login/mdp du Social Network.</text:p>
            <text:p text:style-name="flux"/>
            <text:p text:style-name="flux">5. FaceCrypt envoie au Social Network le login/mdp.</text:p>
            <text:p text:style-name="flux"/>
            <text:p text:style-name="flux"/>
          </table:table-cell>
          <table:covered-table-cell/>
          <table:covered-table-cell/>
          <table:table-cell table:style-name="Table8.D9" office:value-type="string">
            <text:p text:style-name="P20"/>
            <text:p text:style-name="P20"/>
            <text:p text:style-name="P20">2. SoftCard demande à SmartCard le login/mdp du SN.</text:p>
            <text:p text:style-name="P20"/>
            <text:p text:style-name="P20">3. SmartCard envoie le login/mdp à SoftCard.</text:p>
            <text:p text:style-name="P20"/>
            <text:p text:style-name="P20"/>
          </table:table-cell>
        </table:table-row>
        <table:table-row table:style-name="Table8.7">
          <table:table-cell table:style-name="Table8.A10" office:value-type="string">
            <text:list xml:id="list1674635181" text:continue-numbering="true" text:style-name="WW8Num5">
              <text:list-header>
                <text:p text:style-name="P63">Flots secondaires :</text:p>
              </text:list-header>
            </text:list>
          </table:table-cell>
          <table:table-cell table:style-name="Table8.B10" table:number-columns-spanned="3" office:value-type="string">
            <text:list xml:id="list1159887426" text:continue-numbering="true" text:style-name="WW8Num5">
              <text:list-header>
                <text:p text:style-name="P68"/>
              </text:list-header>
            </text:list>
          </table:table-cell>
          <table:covered-table-cell/>
          <table:covered-table-cell/>
        </table:table-row>
        <table:table-row table:style-name="Table8.1">
          <table:table-cell table:style-name="Table8.A11" office:value-type="string">
            <text:list xml:id="list231200148" text:continue-numbering="true" text:style-name="WW8Num5">
              <text:list-header>
                <text:p text:style-name="P63">Flots d’exception :</text:p>
              </text:list-header>
            </text:list>
          </table:table-cell>
          <table:table-cell table:style-name="Table8.B11" table:number-columns-spanned="3" office:value-type="string">
            <text:list xml:id="list1872736374" text:continue-numbering="true" text:style-name="WW8Num5">
              <text:list-header>
                <text:p text:style-name="P66">Authentification invalide</text:p>
              </text:list-header>
            </text:list>
          </table:table-cell>
          <table:covered-table-cell/>
          <table:covered-table-cell/>
        </table:table-row>
      </table:table>
      <text:p text:style-name="Standard"/>
      <text:list xml:id="list1020424167" text:continue-list="list2001554238" text:style-name="WW8Num4">
        <text:list-item>
          <text:list>
            <text:list-item>
              <text:h text:style-name="P57" text:outline-level="2">Communications sécurisées [ à mettre en bas – préconditions ]</text:h>
              <text:h text:style-name="P54" text:outline-level="2"/>
              <text:h text:style-name="P56" text:outline-level="2">Les composants établissent des secrets cryptographiques pour des tunnels sécurisés après s’être mutuellement authentifiés.<text:line-break/></text:h>
            </text:list-item>
            <text:list-item>
              <text:h text:style-name="P54" text:outline-level="2">Chiffrement/Déchiffrement</text:h>
            </text:list-item>
          </text:list>
        </text:list-item>
      </text:list>
      <text:h text:style-name="Chapitre2" text:outline-level="2" text:is-list-header="true"/>
      <text:h text:style-name="P55" text:outline-level="2" text:is-list-header="true">La carte procède au chiffrement et au déchiffrement de la clef de chiffrement symétrique pour chaque message avec les clés asymétriques adéquates.</text:h>
      <text:h text:style-name="P55" text:outline-level="2" text:is-list-header="true">Pour le chiffrement, SmartCard utilise la clef publique du destinataire. Pour le déchiffrement, SmartCard utilise la clef privée stockée en mémoire sur la carte.</text:h>
      <text:h text:style-name="P55" text:outline-level="2" text:is-list-header="true"/>
      <text:h text:style-name="P55" text:outline-level="2" text:is-list-header="true">Note : Que il faut préciser que dans ce cas, c'est FaceCrypt mais que ça peut être adaptable</text:h>
      <text:h text:style-name="P55" text:outline-level="2" text:is-list-header="true"/>
      <text:p text:style-name="Recommandation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list xml:id="list480440237" text:continue-list="list1872736374" text:style-name="WW8Num5">
              <text:list-header>
                <text:p text:style-name="P58">Nom : C4</text:p>
              </text:list-header>
            </text:list>
          </table:table-cell>
          <table:covered-table-cell/>
          <table:table-cell table:style-name="Table6.C1" table:number-columns-spanned="2" office:value-type="string">
            <text:list xml:id="list1135070595" text:continue-numbering="true" text:style-name="WW8Num5">
              <text:list-header>
                <text:p text:style-name="P61">Déchiffrement de données</text:p>
              </text:list-header>
            </text:list>
          </table:table-cell>
          <table:covered-table-cell/>
        </table:table-row>
        <table:table-row table:style-name="Table6.1">
          <table:table-cell table:style-name="Table6.A2" table:number-columns-spanned="2" office:value-type="string">
            <text:list xml:id="list969630573" text:continue-numbering="true" text:style-name="WW8Num5">
              <text:list-header>
                <text:p text:style-name="P63">Acteurs concernés  </text:p>
              </text:list-header>
            </text:list>
          </table:table-cell>
          <table:covered-table-cell/>
          <table:table-cell table:style-name="Table6.C2" table:number-columns-spanned="2" office:value-type="string">
            <text:list xml:id="list1602556669" text:continue-numbering="true" text:style-name="WW8Num5">
              <text:list-header>
                <text:p text:style-name="P68">SmartCard, SoftCard, FaceCrypt</text:p>
              </text:list-header>
            </text:list>
          </table:table-cell>
          <table:covered-table-cell/>
        </table:table-row>
        <table:table-row table:style-name="Table6.1">
          <table:table-cell table:style-name="Table6.A3" table:number-columns-spanned="2" office:value-type="string">
            <text:list xml:id="list716957805" text:continue-numbering="true" text:style-name="WW8Num5">
              <text:list-header>
                <text:p text:style-name="P63">Description </text:p>
              </text:list-header>
            </text:list>
          </table:table-cell>
          <table:covered-table-cell/>
          <table:table-cell table:style-name="Table6.C3" table:number-columns-spanned="2" office:value-type="string">
            <text:list xml:id="list1966198202" text:continue-numbering="true" text:style-name="WW8Num5">
              <text:list-header>
                <text:p text:style-name="P68">SmartCard déchiffre des données avec la clé privée de chiffrement stockée sur la carte, envoyées par FaceCrypt</text:p>
              </text:list-header>
            </text:list>
          </table:table-cell>
          <table:covered-table-cell/>
        </table:table-row>
        <table:table-row table:style-name="Table6.1">
          <table:table-cell table:style-name="Table6.A4" table:number-columns-spanned="2" office:value-type="string">
            <text:list xml:id="list1265129966" text:continue-numbering="true" text:style-name="WW8Num5">
              <text:list-header>
                <text:p text:style-name="P63">Pré-conditions </text:p>
              </text:list-header>
            </text:list>
          </table:table-cell>
          <table:covered-table-cell/>
          <table:table-cell table:style-name="Table6.C4" table:number-columns-spanned="2" office:value-type="string">
            <text:list xml:id="list1275430955" text:continue-numbering="true" text:style-name="WW8Num5">
              <text:list-header>
                <text:p text:style-name="P71">SmartCard est débloquée avec le bon code PIN, Authentification entre SoftCard et FaceCrypt. <text:s/>SoftCard et SmartCard sont authentifiés.</text:p>
              </text:list-header>
            </text:list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list xml:id="list1488841874" text:continue-numbering="true" text:style-name="WW8Num5">
              <text:list-header>
                <text:p text:style-name="P63">Événements déclenchants</text:p>
              </text:list-header>
            </text:list>
          </table:table-cell>
          <table:covered-table-cell/>
          <table:table-cell table:style-name="Table6.C5" table:number-columns-spanned="2" office:value-type="string">
            <text:list xml:id="list1141151046" text:continue-numbering="true" text:style-name="WW8Num5">
              <text:list-header>
                <text:p text:style-name="P68">Demande de FaceCrypt.</text:p>
                <text:p text:style-name="Style1"/>
              </text:list-header>
            </text:list>
          </table:table-cell>
          <table:covered-table-cell/>
        </table:table-row>
        <table:table-row table:style-name="Table6.1">
          <table:table-cell table:style-name="Table6.A6" table:number-columns-spanned="2" office:value-type="string">
            <text:list xml:id="list1376229318" text:continue-numbering="true" text:style-name="WW8Num5">
              <text:list-header>
                <text:p text:style-name="P63">Conditions d’arrêt </text:p>
              </text:list-header>
            </text:list>
          </table:table-cell>
          <table:covered-table-cell/>
          <table:table-cell table:style-name="Table6.C6" table:number-columns-spanned="2" office:value-type="string">
            <text:list xml:id="list2036731430" text:continue-numbering="true" text:style-name="WW8Num5">
              <text:list-header>
                <text:p text:style-name="P68">SmartCard renvoie un résultat du déchiffrement à SoftCard qui transmet à FaceCrypt</text:p>
                <text:p text:style-name="P68"/>
              </text:list-header>
            </text:list>
          </table:table-cell>
          <table:covered-table-cell/>
        </table:table-row>
        <table:table-row table:style-name="Table6.1">
          <table:table-cell table:style-name="Table6.A7" table:number-columns-spanned="4" office:value-type="string">
            <text:list xml:id="list528080895" text:continue-numbering="true" text:style-name="WW8Num5">
              <text:list-header>
                <text:p text:style-name="P72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3" office:value-type="string">
            <text:list xml:id="list395115528" text:continue-numbering="true" text:style-name="WW8Num5">
              <text:list-header>
                <text:p text:style-name="P73">Acteur(s)</text:p>
              </text:list-header>
            </text:list>
          </table:table-cell>
          <table:covered-table-cell/>
          <table:covered-table-cell/>
          <table:table-cell table:style-name="Table6.D8" office:value-type="string">
            <text:list xml:id="list1207179306" text:continue-numbering="true" text:style-name="WW8Num5">
              <text:list-header>
                <text:p text:style-name="P73">Système </text:p>
              </text:list-header>
            </text:list>
          </table:table-cell>
        </table:table-row>
        <table:table-row table:style-name="Table6.9">
          <table:table-cell table:style-name="Table6.A9" table:number-columns-spanned="3" office:value-type="string">
            <text:list xml:id="list13690132141" text:style-name="L2">
              <text:list-item>
                <text:p text:style-name="P90">FaceCrypt envoie des données chiffrées à SoftCard.</text:p>
              </text:list-item>
            </text:list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list xml:id="list2151850855" text:style-name="L9">
              <text:list-item>
                <text:p text:style-name="P97">FaceCrypt récupère les données</text:p>
                <text:p text:style-name="P97">déchiffrées.</text:p>
              </text:list-item>
            </text:list>
            <text:p text:style-name="P15"/>
          </table:table-cell>
          <table:covered-table-cell/>
          <table:covered-table-cell/>
          <table:table-cell table:style-name="Table6.D9" office:value-type="string">
            <text:p text:style-name="P20"/>
            <text:p text:style-name="P20"/>
            <text:p text:style-name="P96">2. SoftCard transmet les données chiffrées à SmartCard</text:p>
            <text:list xml:id="list1414879200" text:style-name="L8">
              <text:list-item>
                <text:p text:style-name="P92">SmartCard déchiffre les données avec la clé privée de chiffrement stockée et renvoie le résultat du déchiffrement à SoftCard</text:p>
              </text:list-item>
              <text:list-item>
                <text:p text:style-name="P92">SoftCard transmet le résultat à FaceCrypt</text:p>
              </text:list-item>
            </text:list>
          </table:table-cell>
        </table:table-row>
        <table:table-row table:style-name="Table6.1">
          <table:table-cell table:style-name="Table6.A10" office:value-type="string">
            <text:list xml:id="list1050402012" text:continue-list="list1207179306" text:style-name="WW8Num5">
              <text:list-header>
                <text:p text:style-name="P63">Flots secondaires :</text:p>
              </text:list-header>
            </text:list>
          </table:table-cell>
          <table:table-cell table:style-name="Table6.B10" table:number-columns-spanned="3" office:value-type="string">
            <text:list xml:id="list1971918710" text:continue-numbering="true" text:style-name="WW8Num5">
              <text:list-header>
                <text:p text:style-name="P68"/>
              </text:list-header>
            </text:list>
          </table:table-cell>
          <table:covered-table-cell/>
          <table:covered-table-cell/>
        </table:table-row>
        <table:table-row table:style-name="Table6.1">
          <table:table-cell table:style-name="Table6.A11" office:value-type="string">
            <text:list xml:id="list1831726581" text:continue-numbering="true" text:style-name="WW8Num5">
              <text:list-header>
                <text:p text:style-name="P63">Flots d’exception :</text:p>
              </text:list-header>
            </text:list>
          </table:table-cell>
          <table:table-cell table:style-name="Table6.B11" table:number-columns-spanned="3" office:value-type="string">
            <text:list xml:id="list596799537" text:continue-numbering="true" text:style-name="WW8Num5">
              <text:list-header>
                <text:p text:style-name="P66"/>
              </text:list-header>
            </text:list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>Faire la suite en exercice</text:p>
      <text:p text:style-name="Standard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list xml:id="list1500112556" text:continue-list="list1020424167" text:style-name="WW8Num4">
              <text:list-header>
                <text:p text:style-name="P59">Nom : C6</text:p>
              </text:list-header>
            </text:list>
          </table:table-cell>
          <table:covered-table-cell/>
          <table:table-cell table:style-name="Table7.C1" table:number-columns-spanned="2" office:value-type="string">
            <text:list xml:id="list1305458730" text:continue-numbering="true" text:style-name="WW8Num4">
              <text:list-header>
                <text:p text:style-name="P62">Chiffrement de données</text:p>
              </text:list-header>
            </text:list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list xml:id="list500960845" text:continue-numbering="true" text:style-name="WW8Num4">
              <text:list-header>
                <text:p text:style-name="P64">Acteurs concernés  </text:p>
              </text:list-header>
            </text:list>
          </table:table-cell>
          <table:covered-table-cell/>
          <table:table-cell table:style-name="Table7.C2" table:number-columns-spanned="2" office:value-type="string">
            <text:list xml:id="list847936171" text:continue-numbering="true" text:style-name="WW8Num4">
              <text:list-header>
                <text:p text:style-name="P78">SmartCard, SoftCard, FaceCrypt</text:p>
              </text:list-header>
            </text:list>
          </table:table-cell>
          <table:covered-table-cell/>
        </table:table-row>
        <table:table-row table:style-name="Table7.1">
          <table:table-cell table:style-name="Table7.A3" table:number-columns-spanned="2" office:value-type="string">
            <text:list xml:id="list1265925434" text:continue-numbering="true" text:style-name="WW8Num4">
              <text:list-header>
                <text:p text:style-name="P64">Description </text:p>
              </text:list-header>
            </text:list>
          </table:table-cell>
          <table:covered-table-cell/>
          <table:table-cell table:style-name="Table7.C3" table:number-columns-spanned="2" office:value-type="string">
            <text:list xml:id="list1276095517" text:continue-numbering="true" text:style-name="WW8Num4">
              <text:list-header>
                <text:p text:style-name="P78">SmartCard chiffre la clé de message avec la clé publique de chaque destinataire autorisé. </text:p>
              </text:list-header>
            </text:list>
          </table:table-cell>
          <table:covered-table-cell/>
        </table:table-row>
        <table:table-row table:style-name="Table7.1">
          <table:table-cell table:style-name="Table7.A4" table:number-columns-spanned="2" office:value-type="string">
            <text:list xml:id="list144074076" text:continue-numbering="true" text:style-name="WW8Num4">
              <text:list-header>
                <text:p text:style-name="P64">Pré-conditions </text:p>
              </text:list-header>
            </text:list>
          </table:table-cell>
          <table:covered-table-cell/>
          <table:table-cell table:style-name="Table7.C4" table:number-columns-spanned="2" office:value-type="string">
            <text:list xml:id="list758636146" text:continue-numbering="true" text:style-name="WW8Num4">
              <text:list-header>
                <text:p text:style-name="P70">SmartCard est débloquée avec le bon code PIN. Authentification entre SoftCard et FaceCrypt. <text:s/>SoftCard et SmartCard sont authentifiés.</text:p>
              </text:list-header>
            </text:list>
          </table:table-cell>
          <table:covered-table-cell/>
        </table:table-row>
        <table:table-row table:style-name="Table7.1">
          <table:table-cell table:style-name="Table7.A5" table:number-columns-spanned="2" office:value-type="string">
            <text:list xml:id="list254058474" text:continue-numbering="true" text:style-name="WW8Num4">
              <text:list-header>
                <text:p text:style-name="P64">Événements déclenchant</text:p>
              </text:list-header>
            </text:list>
          </table:table-cell>
          <table:covered-table-cell/>
          <table:table-cell table:style-name="Table7.C5" table:number-columns-spanned="2" office:value-type="string">
            <text:list xml:id="list340833403" text:continue-numbering="true" text:style-name="WW8Num4">
              <text:list-header>
                <text:p text:style-name="P78">Demande de FaceCrypt.</text:p>
                <text:p text:style-name="P77"/>
              </text:list-header>
            </text:list>
          </table:table-cell>
          <table:covered-table-cell/>
        </table:table-row>
        <table:table-row table:style-name="Table7.1">
          <table:table-cell table:style-name="Table7.A6" table:number-columns-spanned="2" office:value-type="string">
            <text:list xml:id="list449448051" text:continue-numbering="true" text:style-name="WW8Num4">
              <text:list-header>
                <text:p text:style-name="P64">Conditions d’arrêt</text:p>
              </text:list-header>
            </text:list>
          </table:table-cell>
          <table:covered-table-cell/>
          <table:table-cell table:style-name="Table7.C6" table:number-columns-spanned="2" office:value-type="string">
            <text:list xml:id="list1240041820" text:continue-numbering="true" text:style-name="WW8Num4">
              <text:list-header>
                <text:p text:style-name="P78">SmartCard renvoie les données chiffrées.</text:p>
                <text:p text:style-name="P78"/>
              </text:list-header>
            </text:list>
          </table:table-cell>
          <table:covered-table-cell/>
        </table:table-row>
        <table:table-row table:style-name="Table7.7">
          <table:table-cell table:style-name="Table7.A7" table:number-columns-spanned="4" office:value-type="string">
            <text:list xml:id="list786832820" text:continue-numbering="true" text:style-name="WW8Num4">
              <text:list-header>
                <text:p text:style-name="P75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8" table:number-columns-spanned="3" office:value-type="string">
            <text:list xml:id="list1550077826" text:continue-numbering="true" text:style-name="WW8Num4">
              <text:list-header>
                <text:p text:style-name="P74">Acteur(s)</text:p>
              </text:list-header>
            </text:list>
          </table:table-cell>
          <table:covered-table-cell/>
          <table:covered-table-cell/>
          <table:table-cell table:style-name="Table7.D8" office:value-type="string">
            <text:list xml:id="list2175231573" text:continue-numbering="true" text:style-name="WW8Num4">
              <text:list-header>
                <text:p text:style-name="P74">Système </text:p>
              </text:list-header>
            </text:list>
          </table:table-cell>
        </table:table-row>
        <table:table-row table:style-name="Table7.9">
          <table:table-cell table:style-name="Table7.A9" table:number-columns-spanned="3" office:value-type="string">
            <text:list xml:id="list207465020" text:continue-numbering="true" text:style-name="WW8Num4">
              <text:list-header>
                <text:p text:style-name="P89">1. FaceCrypt envoie la clef publique du destinataire du message à SoftCard avec l'algorithme</text:p>
              </text:list-header>
            </text:list>
            <text:p text:style-name="P20"/>
            <text:p text:style-name="P20"/>
            <text:p text:style-name="P20"/>
            <text:p text:style-name="P20"/>
            <text:p text:style-name="P20"/>
            <text:list xml:id="list85111162" text:continue-numbering="true" text:style-name="WW8Num4">
              <text:list-header>
                <text:p text:style-name="P88"/>
                <text:p text:style-name="P88"/>
                <text:p text:style-name="P88"/>
                <text:p text:style-name="P88"/>
                <text:p text:style-name="P88">5. FaceCrypt récupère le chiffré. </text:p>
                <text:p text:style-name="P88"/>
                <text:p text:style-name="P88"/>
              </text:list-header>
            </text:list>
          </table:table-cell>
          <table:covered-table-cell/>
          <table:covered-table-cell/>
          <table:table-cell table:style-name="Table7.D9" office:value-type="string">
            <text:list xml:id="list1959505306" text:continue-numbering="true" text:style-name="WW8Num4">
              <text:list-header>
                <text:p text:style-name="P89"/>
                <text:p text:style-name="P89"/>
                <text:p text:style-name="P89">2. SoftCard envoie les données et la clef publique ainsi que l'algorithme à SmartCard</text:p>
                <text:p text:style-name="P89">3. SmartCard chiffre les données en utilisant l'algorithme et la clef publique et retourne le résultat à SoftCard</text:p>
                <text:p text:style-name="P89">4 . SoftCard transmet le chiffré à FaceCrypt</text:p>
              </text:list-header>
            </text:list>
          </table:table-cell>
        </table:table-row>
        <table:table-row table:style-name="Table7.7">
          <table:table-cell table:style-name="Table7.A10" office:value-type="string">
            <text:list xml:id="list1438154166" text:continue-numbering="true" text:style-name="WW8Num4">
              <text:list-header>
                <text:p text:style-name="P64">Flots secondaires :</text:p>
              </text:list-header>
            </text:list>
          </table:table-cell>
          <table:table-cell table:style-name="Table7.B10" table:number-columns-spanned="3" office:value-type="string">
            <text:list xml:id="list1326101296" text:continue-numbering="true" text:style-name="WW8Num4">
              <text:list-header>
                <text:p text:style-name="P78"/>
              </text:list-header>
            </text:list>
          </table:table-cell>
          <table:covered-table-cell/>
          <table:covered-table-cell/>
        </table:table-row>
        <table:table-row table:style-name="Table7.1">
          <table:table-cell table:style-name="Table7.A11" office:value-type="string">
            <text:list xml:id="list1266422711" text:continue-numbering="true" text:style-name="WW8Num4">
              <text:list-header>
                <text:p text:style-name="P64">Flots d’exception :</text:p>
              </text:list-header>
            </text:list>
          </table:table-cell>
          <table:table-cell table:style-name="Table7.B11" table:number-columns-spanned="3" office:value-type="string">
            <text:list xml:id="list397380743" text:continue-numbering="true" text:style-name="WW8Num4">
              <text:list-header>
                <text:p text:style-name="P67"/>
              </text:list-header>
            </text:list>
          </table:table-cell>
          <table:covered-table-cell/>
          <table:covered-table-cell/>
        </table:table-row>
      </table:table>
      <text:list xml:id="list520406145" text:continue-numbering="true" text:style-name="WW8Num4">
        <text:list-header>
          <text:p text:style-name="P40"/>
        </text:list-header>
      </text:list>
      <text:p text:style-name="Standard"/>
      <text:list xml:id="list1121229672" text:continue-numbering="true" text:style-name="WW8Num4">
        <text:list-item>
          <text:list>
            <text:list-item>
              <text:h text:style-name="P54" text:outline-level="2">Signatures <text:s text:c="9"/>Mettre clef de signature.</text:h>
            </text:list-item>
          </text:list>
        </text:list-item>
      </text:list>
      <text:h text:style-name="Chapitre2" text:outline-level="2" text:is-list-header="true"/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list xml:id="list891020817" text:continue-list="list596799537" text:style-name="WW8Num5">
              <text:list-header>
                <text:p text:style-name="P58">Nom : C7</text:p>
              </text:list-header>
            </text:list>
          </table:table-cell>
          <table:covered-table-cell/>
          <table:table-cell table:style-name="Table5.C1" table:number-columns-spanned="2" office:value-type="string">
            <text:list xml:id="list881080853" text:continue-numbering="true" text:style-name="WW8Num5">
              <text:list-header>
                <text:p text:style-name="P61">Signature de données </text:p>
              </text:list-header>
            </text:list>
          </table:table-cell>
          <table:covered-table-cell/>
        </table:table-row>
        <table:table-row table:style-name="Table5.1">
          <table:table-cell table:style-name="Table5.A2" table:number-columns-spanned="2" office:value-type="string">
            <text:list xml:id="list146484509" text:continue-numbering="true" text:style-name="WW8Num5">
              <text:list-header>
                <text:p text:style-name="P63">Acteurs concernés  </text:p>
              </text:list-header>
            </text:list>
          </table:table-cell>
          <table:covered-table-cell/>
          <table:table-cell table:style-name="Table5.C2" table:number-columns-spanned="2" office:value-type="string">
            <text:list xml:id="list1906982008" text:continue-numbering="true" text:style-name="WW8Num5">
              <text:list-header>
                <text:p text:style-name="P68">SoftCard, SmartCard</text:p>
              </text:list-header>
            </text:list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list xml:id="list671075094" text:continue-numbering="true" text:style-name="WW8Num5">
              <text:list-header>
                <text:p text:style-name="P63">Description </text:p>
              </text:list-header>
            </text:list>
          </table:table-cell>
          <table:covered-table-cell/>
          <table:table-cell table:style-name="Table5.C3" table:number-columns-spanned="2" office:value-type="string">
            <text:list xml:id="list1943770270" text:continue-numbering="true" text:style-name="WW8Num5">
              <text:list-header>
                <text:p text:style-name="P68">SmartCard utilise la clef privée pour signer des données fournies par SoftCard</text:p>
              </text:list-header>
            </text:list>
          </table:table-cell>
          <table:covered-table-cell/>
        </table:table-row>
        <table:table-row table:style-name="Table5.1">
          <table:table-cell table:style-name="Table5.A4" table:number-columns-spanned="2" office:value-type="string">
            <text:list xml:id="list321857077" text:continue-numbering="true" text:style-name="WW8Num5">
              <text:list-header>
                <text:p text:style-name="P63">Pré-conditions </text:p>
              </text:list-header>
            </text:list>
          </table:table-cell>
          <table:covered-table-cell/>
          <table:table-cell table:style-name="Table5.C4" table:number-columns-spanned="2" office:value-type="string">
            <text:list xml:id="list2136746830" text:continue-numbering="true" text:style-name="WW8Num5">
              <text:list-header>
                <text:p text:style-name="P69"><text:s/>SmartCard et SoftCard sont mutuellement authentifiées et l'utilisateur a déverrouillé la carte.</text:p>
              </text:list-header>
            </text:list>
          </table:table-cell>
          <table:covered-table-cell/>
        </table:table-row>
        <table:table-row table:style-name="Table5.1">
          <table:table-cell table:style-name="Table5.A5" table:number-columns-spanned="2" office:value-type="string">
            <text:list xml:id="list1067304531" text:continue-numbering="true" text:style-name="WW8Num5">
              <text:list-header>
                <text:p text:style-name="P63">Événements déclenchant</text:p>
              </text:list-header>
            </text:list>
          </table:table-cell>
          <table:covered-table-cell/>
          <table:table-cell table:style-name="Table5.C5" table:number-columns-spanned="2" office:value-type="string">
            <text:list xml:id="list788377101" text:continue-numbering="true" text:style-name="WW8Num5">
              <text:list-header>
                <text:p text:style-name="P68">Demande de l'utilisateur.</text:p>
                <text:p text:style-name="Style1"/>
              </text:list-header>
            </text:list>
          </table:table-cell>
          <table:covered-table-cell/>
        </table:table-row>
        <table:table-row table:style-name="Table5.1">
          <table:table-cell table:style-name="Table5.A6" table:number-columns-spanned="2" office:value-type="string">
            <text:list xml:id="list802758532" text:continue-numbering="true" text:style-name="WW8Num5">
              <text:list-header>
                <text:p text:style-name="P63">Conditions d’arrêt </text:p>
              </text:list-header>
            </text:list>
          </table:table-cell>
          <table:covered-table-cell/>
          <table:table-cell table:style-name="Table5.C6" table:number-columns-spanned="2" office:value-type="string">
            <text:list xml:id="list151305496" text:continue-numbering="true" text:style-name="WW8Num5">
              <text:list-header>
                <text:p text:style-name="P68">Les données sont signées ou l'utilisateur annule.</text:p>
                <text:p text:style-name="P68"/>
              </text:list-header>
            </text:list>
          </table:table-cell>
          <table:covered-table-cell/>
        </table:table-row>
        <table:table-row table:style-name="Table5.7">
          <table:table-cell table:style-name="Table5.A7" table:number-columns-spanned="4" office:value-type="string">
            <text:list xml:id="list2030031797" text:continue-numbering="true" text:style-name="WW8Num5">
              <text:list-header>
                <text:p text:style-name="P72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8" table:number-columns-spanned="3" office:value-type="string">
            <text:list xml:id="list912391787" text:continue-numbering="true" text:style-name="WW8Num5">
              <text:list-header>
                <text:p text:style-name="P73">Acteur(s)</text:p>
              </text:list-header>
            </text:list>
          </table:table-cell>
          <table:covered-table-cell/>
          <table:covered-table-cell/>
          <table:table-cell table:style-name="Table5.D8" office:value-type="string">
            <text:list xml:id="list875500821" text:continue-numbering="true" text:style-name="WW8Num5">
              <text:list-header>
                <text:p text:style-name="P73">Système </text:p>
              </text:list-header>
            </text:list>
          </table:table-cell>
        </table:table-row>
        <table:table-row table:style-name="Table5.1">
          <table:table-cell table:style-name="Table5.A9" table:number-columns-spanned="3" office:value-type="string">
            <text:p text:style-name="P20">1. SoftCard envoie les données qu'il faut signer à SmartCard</text:p>
            <text:p text:style-name="flux"/>
            <text:p text:style-name="flux">3. SoftCard récupère les données.</text:p>
            <text:p text:style-name="flux"/>
            <text:p text:style-name="P15"><text:soft-page-break/>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5.D9" office:value-type="string">
            <text:p text:style-name="P20">2. SmartCard signe les données et envoie la signature a SoftCard.</text:p>
          </table:table-cell>
        </table:table-row>
        <table:table-row table:style-name="Table5.7">
          <table:table-cell table:style-name="Table5.A10" office:value-type="string">
            <text:list xml:id="list102165803" text:continue-numbering="true" text:style-name="WW8Num5">
              <text:list-header>
                <text:p text:style-name="P63">Flots secondaires :</text:p>
              </text:list-header>
            </text:list>
          </table:table-cell>
          <table:table-cell table:style-name="Table5.B10" table:number-columns-spanned="3" office:value-type="string">
            <text:list xml:id="list1218784370" text:continue-numbering="true" text:style-name="WW8Num5">
              <text:list-header>
                <text:p text:style-name="P68"/>
              </text:list-header>
            </text:list>
          </table:table-cell>
          <table:covered-table-cell/>
          <table:covered-table-cell/>
        </table:table-row>
        <table:table-row table:style-name="Table5.1">
          <table:table-cell table:style-name="Table5.A11" office:value-type="string">
            <text:list xml:id="list1290508052" text:continue-numbering="true" text:style-name="WW8Num5">
              <text:list-header>
                <text:p text:style-name="P63">Flots d’exception :</text:p>
              </text:list-header>
            </text:list>
          </table:table-cell>
          <table:table-cell table:style-name="Table5.B11" table:number-columns-spanned="3" office:value-type="string">
            <text:list xml:id="list1307766802" text:continue-numbering="true" text:style-name="WW8Num5">
              <text:list-header>
                <text:p text:style-name="P66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list xml:id="list1971176369" text:continue-list="list1121229672" text:style-name="WW8Num4">
        <text:list-item>
          <text:h text:style-name="P53" text:outline-level="1">Exigences opérationnelles</text:h>
        </text:list-item>
      </text:list>
      <text:p text:style-name="Recommandation"/>
      <text:p text:style-name="Recommandation"/>
      <text:p text:style-name="Recommandation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60">Référence</text:p>
          </table:table-cell>
          <table:table-cell table:style-name="Tableau10.A1" office:value-type="string">
            <text:list xml:id="list658661409" text:continue-list="list1307766802" text:style-name="WW8Num5">
              <text:list-header>
                <text:p text:style-name="P61">Fonctionnalité</text:p>
              </text:list-header>
            </text:list>
          </table:table-cell>
          <table:table-cell table:style-name="Tableau10.C1" office:value-type="string">
            <text:list xml:id="list1301073906" text:continue-numbering="true" text:style-name="WW8Num5">
              <text:list-header>
                <text:p text:style-name="P61">Priorité</text:p>
              </text:list-header>
            </text:list>
          </table:table-cell>
        </table:table-row>
        <table:table-row table:style-name="Tableau10.1">
          <table:table-cell table:style-name="Tableau10.A2" office:value-type="string">
            <text:list xml:id="list2144200568" text:continue-numbering="true" text:style-name="WW8Num5">
              <text:list-header>
                <text:p text:style-name="P63">F-FO-10</text:p>
              </text:list-header>
            </text:list>
          </table:table-cell>
          <table:table-cell table:style-name="Tableau10.B2" office:value-type="string">
            <text:list xml:id="list709331750" text:continue-numbering="true" text:style-name="WW8Num5">
              <text:list-header>
                <text:p text:style-name="P68">Le système fonctionne</text:p>
              </text:list-header>
            </text:list>
          </table:table-cell>
          <table:table-cell table:style-name="Tableau10.C2" office:value-type="string">
            <text:list xml:id="list1078654743" text:continue-numbering="true" text:style-name="WW8Num5">
              <text:list-header>
                <text:p text:style-name="P68">Indispensable</text:p>
              </text:list-header>
            </text:list>
          </table:table-cell>
        </table:table-row>
        <table:table-row table:style-name="Tableau10.1">
          <table:table-cell table:style-name="Tableau10.A3" office:value-type="string">
            <text:list xml:id="list1400430265" text:continue-numbering="true" text:style-name="WW8Num5">
              <text:list-header>
                <text:p text:style-name="P63">F-FO-20</text:p>
              </text:list-header>
            </text:list>
          </table:table-cell>
          <table:table-cell table:style-name="Tableau10.B3" office:value-type="string">
            <text:list xml:id="list2000992225" text:continue-numbering="true" text:style-name="WW8Num5">
              <text:list-header>
                <text:p text:style-name="P80">La caractéristique aléatoire d'un nombre généré (par le générateur aléatoire) est vérifiable</text:p>
              </text:list-header>
            </text:list>
          </table:table-cell>
          <table:table-cell table:style-name="Tableau10.C3" office:value-type="string">
            <text:list xml:id="list163152985" text:continue-numbering="true" text:style-name="WW8Num5">
              <text:list-header>
                <text:p text:style-name="P68">Indispensable</text:p>
              </text:list-header>
            </text:list>
          </table:table-cell>
        </table:table-row>
      </table:table>
      <text:list xml:id="list1763370187" text:continue-list="list1971176369" text:style-name="WW8Num4">
        <text:list-item>
          <text:h text:style-name="P53" text:outline-level="1">Exigences d’interface</text:h>
        </text:list-item>
      </text:list>
      <text:p text:style-name="Recommandation"/>
      <text:p text:style-name="Recommandation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list xml:id="list823233453" text:style-name="WW8Num5">
              <text:list-header>
                <text:p text:style-name="P58">Références</text:p>
              </text:list-header>
            </text:list>
          </table:table-cell>
          <table:table-cell table:style-name="Tableau11.A1" office:value-type="string">
            <text:list xml:id="list339473902" text:continue-numbering="true" text:style-name="WW8Num5">
              <text:list-header>
                <text:p text:style-name="P61">Fonctionnalité</text:p>
              </text:list-header>
            </text:list>
          </table:table-cell>
          <table:table-cell table:style-name="Tableau11.C1" office:value-type="string">
            <text:list xml:id="list1249941836" text:continue-list="list163152985" text:style-name="WW8Num5">
              <text:list-header>
                <text:p text:style-name="P61">Priorité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29344780" text:style-name="WW8Num5">
              <text:list-header>
                <text:p text:style-name="P65">F-FI-10</text:p>
              </text:list-header>
            </text:list>
          </table:table-cell>
          <table:table-cell table:style-name="Tableau11.B2" office:value-type="string">
            <text:list xml:id="list472466535" text:continue-numbering="true" text:style-name="WW8Num5">
              <text:list-header>
                <text:p text:style-name="P81">SoftCard communique de manière sécurisée avec <text:s/>FaceCrypt</text:p>
              </text:list-header>
            </text:list>
          </table:table-cell>
          <table:table-cell table:style-name="Tableau11.C2" office:value-type="string">
            <text:list xml:id="list1186113934" text:continue-list="list1249941836" text:style-name="WW8Num5">
              <text:list-header>
                <text:p text:style-name="P68">Indispensable</text:p>
              </text:list-header>
            </text:list>
          </table:table-cell>
        </table:table-row>
        <table:table-row table:style-name="Tableau11.1">
          <table:table-cell table:style-name="Tableau11.A4" office:value-type="string">
            <text:list xml:id="list1361985525" text:continue-numbering="true" text:style-name="WW8Num5">
              <text:list-header>
                <text:p text:style-name="P65">F-FI-20</text:p>
              </text:list-header>
            </text:list>
          </table:table-cell>
          <table:table-cell table:style-name="Tableau11.B4" office:value-type="string">
            <text:list xml:id="list197524075" text:continue-numbering="true" text:style-name="WW8Num5">
              <text:list-header>
                <text:p text:style-name="P82">SoftCard présente une interface pour demander le code PIN.</text:p>
              </text:list-header>
            </text:list>
          </table:table-cell>
          <table:table-cell table:style-name="Tableau11.C4" office:value-type="string">
            <text:list xml:id="list1822748207" text:continue-numbering="true" text:style-name="WW8Num5">
              <text:list-header>
                <text:p text:style-name="P68">Indispensable++</text:p>
              </text:list-header>
            </text:list>
          </table:table-cell>
        </table:table-row>
        <table:table-row table:style-name="Tableau11.1">
          <table:table-cell table:style-name="Tableau11.A4" office:value-type="string">
            <text:list xml:id="list1123831326" text:continue-numbering="true" text:style-name="WW8Num5">
              <text:list-header>
                <text:p text:style-name="P65">F-FI-30</text:p>
              </text:list-header>
            </text:list>
          </table:table-cell>
          <table:table-cell table:style-name="Tableau11.B4" office:value-type="string">
            <text:list xml:id="list484940331" text:continue-numbering="true" text:style-name="WW8Num5">
              <text:list-header>
                <text:p text:style-name="P81">SoftCard communique de manière sécurisée avec SmartCard</text:p>
              </text:list-header>
            </text:list>
          </table:table-cell>
          <table:table-cell table:style-name="Tableau11.C4" office:value-type="string">
            <text:list xml:id="list1777570568" text:continue-numbering="true" text:style-name="WW8Num5">
              <text:list-header>
                <text:p text:style-name="P68"/>
              </text:list-header>
            </text:list>
          </table:table-cell>
        </table:table-row>
      </table:table>
      <text:list xml:id="list2156695036" text:continue-list="list1763370187" text:style-name="WW8Num4">
        <text:list-item>
          <text:h text:style-name="P53" text:outline-level="1">Exigences de qualité</text:h>
        </text:list-item>
      </text:list>
      <text:p text:style-name="Recommandation"/>
      <text:p text:style-name="Recommandation"/>
      <text:p text:style-name="Recommandation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list xml:id="list1238876611" text:continue-list="list1777570568" text:style-name="WW8Num5">
              <text:list-header>
                <text:p text:style-name="P58">Références</text:p>
              </text:list-header>
            </text:list>
          </table:table-cell>
          <table:table-cell table:style-name="Tableau8.A1" office:value-type="string">
            <text:list xml:id="list398404632" text:continue-numbering="true" text:style-name="WW8Num5">
              <text:list-header>
                <text:p text:style-name="P61">Fonctionnalité</text:p>
              </text:list-header>
            </text:list>
          </table:table-cell>
          <table:table-cell table:style-name="Tableau8.C1" office:value-type="string">
            <text:list xml:id="list126076064" text:continue-numbering="true" text:style-name="WW8Num5">
              <text:list-header>
                <text:p text:style-name="P61">Priorité </text:p>
              </text:list-header>
            </text:list>
          </table:table-cell>
        </table:table-row>
        <table:table-row table:style-name="Tableau8.1">
          <table:table-cell table:style-name="Tableau8.A2" office:value-type="string">
            <text:list xml:id="list1086983939" text:continue-numbering="true" text:style-name="WW8Num5">
              <text:list-header>
                <text:p text:style-name="P63">F-FQ-10</text:p>
              </text:list-header>
            </text:list>
          </table:table-cell>
          <table:table-cell table:style-name="Tableau8.B2" office:value-type="string">
            <text:list xml:id="list1276355598" text:continue-numbering="true" text:style-name="WW8Num5">
              <text:list-header>
                <text:p text:style-name="P68">Le système est livré à temps</text:p>
              </text:list-header>
            </text:list>
          </table:table-cell>
          <table:table-cell table:style-name="Tableau8.C2" office:value-type="string">
            <text:list xml:id="list967136064" text:continue-numbering="true" text:style-name="WW8Num5">
              <text:list-header>
                <text:p text:style-name="P68">Indispensable</text:p>
              </text:list-header>
            </text:list>
          </table:table-cell>
        </table:table-row>
        <table:table-row table:style-name="Tableau8.1">
          <table:table-cell table:style-name="Tableau8.A3" office:value-type="string">
            <text:list xml:id="list1154708921" text:continue-numbering="true" text:style-name="WW8Num5">
              <text:list-header>
                <text:p text:style-name="P63">F-FQ-20</text:p>
              </text:list-header>
            </text:list>
          </table:table-cell>
          <table:table-cell table:style-name="Tableau8.B3" office:value-type="string">
            <text:list xml:id="list313215499" text:continue-numbering="true" text:style-name="WW8Num5">
              <text:list-header>
                <text:p text:style-name="P68">Une documentation de développement est fournie</text:p>
              </text:list-header>
            </text:list>
          </table:table-cell>
          <table:table-cell table:style-name="Tableau8.C3" office:value-type="string">
            <text:list xml:id="list75719647" text:continue-numbering="true" text:style-name="WW8Num5">
              <text:list-header>
                <text:p text:style-name="P68">Indispensable</text:p>
              </text:list-header>
            </text:list>
          </table:table-cell>
        </table:table-row>
        <table:table-row table:style-name="Tableau8.1">
          <table:table-cell table:style-name="Tableau8.A4" office:value-type="string">
            <text:list xml:id="list280551255" text:continue-numbering="true" text:style-name="WW8Num5">
              <text:list-header>
                <text:p text:style-name="P63">F-FQ-30</text:p>
              </text:list-header>
            </text:list>
          </table:table-cell>
          <table:table-cell table:style-name="Tableau8.B4" office:value-type="string">
            <text:list xml:id="list102467399" text:continue-numbering="true" text:style-name="WW8Num5">
              <text:list-header>
                <text:p text:style-name="P68">Le système est adaptable</text:p>
              </text:list-header>
            </text:list>
          </table:table-cell>
          <table:table-cell table:style-name="Tableau8.C4" office:value-type="string">
            <text:list xml:id="list699940235" text:continue-numbering="true" text:style-name="WW8Num5">
              <text:list-header>
                <text:p text:style-name="P68">Important</text:p>
              </text:list-header>
            </text:list>
          </table:table-cell>
        </table:table-row>
        <table:table-row table:style-name="Tableau8.1">
          <table:table-cell table:style-name="Tableau8.A6" office:value-type="string">
            <text:list xml:id="list1547184340" text:continue-numbering="true" text:style-name="WW8Num5">
              <text:list-header>
                <text:p text:style-name="P63">F-FQ-40</text:p>
              </text:list-header>
            </text:list>
          </table:table-cell>
          <table:table-cell table:style-name="Tableau8.B6" office:value-type="string">
            <text:list xml:id="list64743499" text:continue-numbering="true" text:style-name="WW8Num5">
              <text:list-header>
                <text:p text:style-name="P68">L'utilisation d'une fonction cryptographique ne doit pas ralentir le système</text:p>
              </text:list-header>
            </text:list>
          </table:table-cell>
          <table:table-cell table:style-name="Tableau8.C6" office:value-type="string">
            <text:p text:style-name="P79"/>
            <text:p text:style-name="P79"><text:s text:c="5"/>Indispensable</text:p>
          </table:table-cell>
        </table:table-row>
        <table:table-row table:style-name="Tableau8.1">
          <table:table-cell table:style-name="Tableau8.A6" office:value-type="string">
            <text:list xml:id="list1374831164" text:continue-numbering="true" text:style-name="WW8Num5">
              <text:list-header>
                <text:p text:style-name="P63">F-FQ-50</text:p>
              </text:list-header>
            </text:list>
          </table:table-cell>
          <table:table-cell table:style-name="Tableau8.B6" office:value-type="string">
            <text:list xml:id="list443914615" text:continue-numbering="true" text:style-name="WW8Num5">
              <text:list-header>
                <text:p text:style-name="P68">Authentification mutelle entre toutes les entités (SmartCard, SoftCard et FaceCrypt)</text:p>
              </text:list-header>
            </text:list>
          </table:table-cell>
          <table:table-cell table:style-name="Tableau8.C6" office:value-type="string">
            <text:p text:style-name="P79">Indispensable</text:p>
          </table:table-cell>
        </table:table-row>
      </table:table>
      <text:p text:style-name="Standard"/>
      <text:list xml:id="list1430732943" text:continue-list="list2156695036" text:style-name="WW8Num4">
        <text:list-item>
          <text:h text:style-name="P53" text:outline-level="1"><text:soft-page-break/>Exigences de réalisation</text:h>
        </text:list-item>
      </text:list>
      <text:h text:style-name="P52" text:outline-level="1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list xml:id="list1193898921" text:continue-list="list443914615" text:style-name="WW8Num5">
              <text:list-header>
                <text:p text:style-name="P58">Nom : C2</text:p>
              </text:list-header>
            </text:list>
          </table:table-cell>
          <table:table-cell table:style-name="Tableau9.A1" office:value-type="string">
            <text:list xml:id="list572626779" text:continue-numbering="true" text:style-name="WW8Num5">
              <text:list-header>
                <text:p text:style-name="P61">Déchiffrement de la clé de message</text:p>
              </text:list-header>
            </text:list>
          </table:table-cell>
          <table:table-cell table:style-name="Tableau9.C1" office:value-type="string">
            <text:list xml:id="list1012178662" text:continue-numbering="true" text:style-name="WW8Num5">
              <text:list-header>
                <text:p text:style-name="P61">Priorité</text:p>
              </text:list-header>
            </text:list>
          </table:table-cell>
        </table:table-row>
        <table:table-row table:style-name="Tableau9.2">
          <table:table-cell table:style-name="Tableau9.A2" office:value-type="string">
            <text:list xml:id="list1498932002" text:continue-numbering="true" text:style-name="WW8Num5">
              <text:list-header>
                <text:p text:style-name="P63">F-FR-10</text:p>
              </text:list-header>
            </text:list>
          </table:table-cell>
          <table:table-cell table:style-name="Tableau9.B2" office:value-type="string">
            <text:list xml:id="list1788127795" text:continue-numbering="true" text:style-name="WW8Num5">
              <text:list-header>
                <text:p text:style-name="P68">Un SDK et un manuel sont fournis</text:p>
              </text:list-header>
            </text:list>
          </table:table-cell>
          <table:table-cell table:style-name="Tableau9.C2" office:value-type="string">
            <text:list xml:id="list1450204376" text:continue-numbering="true" text:style-name="WW8Num5">
              <text:list-header>
                <text:p text:style-name="P68">Indispensable</text:p>
              </text:list-header>
            </text:list>
          </table:table-cell>
        </table:table-row>
      </table:table>
      <text:p text:style-name="Recommanda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size="14pt" fo:language="fr" fo:country="FR" fo:font-style="italic" fo:font-weight="bold" style:letter-kerning="true" style:font-name-asian="Times New Roman" style:font-size-asian="14pt" style:font-style-asian="italic" style:font-weight-asian="bold" style:font-name-complex="Wide Latin" style:font-size-complex="14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orphans="0" fo:widows="0"/>
      <style:text-properties fo:color="#000000" style:font-name="Arial" fo:font-size="12pt" fo:font-style="normal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" style:family="paragraph" style:parent-style-name="Standard" style:class="list">
      <style:paragraph-properties fo:margin="100%" fo:margin-left="0.1965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8pt" fo:font-style="normal" style:font-size-asian="18pt" style:font-style-asian="normal" style:font-name-complex="Arial" style:font-size-complex="18pt" style:font-style-complex="normal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orphans="0" fo:widows="0" fo:keep-with-next="always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2pt" style:font-size-asian="12pt" style:font-name-complex="Arial" style:font-size-complex="12pt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2pt" style:font-size-asian="12pt" style:font-name-complex="Arial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/>
      <style:text-properties fo:font-size="11pt" fo:font-style="normal" style:font-size-asian="11pt" style:font-style-asian="normal" style:font-size-complex="11pt" style:font-style-complex="normal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fo:font-size="9pt" fo:font-style="normal" style:font-size-asian="9pt" style:font-style-asian="normal" style:font-name-complex="Arial" style:font-size-complex="9pt" style:font-style-complex="normal"/>
    </style:style>
    <style:style style:name="Liste_20_2" style:display-name="Liste 2" style:family="paragraph" style:parent-style-name="Standard">
      <style:paragraph-properties fo:margin="100%" fo:margin-left="0.3929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3" style:display-name="Liste 3" style:family="paragraph" style:parent-style-name="Standard">
      <style:paragraph-properties fo:margin="100%" fo:margin-left="0.5898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à_20_puces_20_2" style:display-name="Liste à puces 2" style:family="paragraph" style:parent-style-name="Standard">
      <style:paragraph-properties fo:margin="100%" fo:margin-left="0.1965in" fo:margin-right="0in" fo:margin-top="0in" fo:margin-bottom="0in" fo:orphans="0" fo:widows="0" fo:text-indent="0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yle1" style:family="paragraph" style:parent-style-name="Standard" style:list-style-name="WW8Num5">
      <style:paragraph-properties fo:text-align="justify" style:justify-single-word="false"/>
      <style:text-properties fo:color="#000000" style:font-name="Arial" fo:font-size="11pt" fo:font-style="normal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itre1" style:family="paragraph" style:parent-style-name="Liste_20_2" style:default-outline-level="1">
      <style:paragraph-properties fo:margin="100%" fo:margin-left="0.3929in" fo:margin-right="0in" fo:margin-top="0.1665in" fo:margin-bottom="0in" fo:text-indent="-0.1965in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Chapitre2" style:family="paragraph" style:parent-style-name="Chapitre1" style:default-outline-level="2">
      <style:paragraph-properties fo:margin="100%" fo:margin-left="1.189in" fo:margin-right="0in" fo:margin-top="0.0835in" fo:margin-bottom="0in" fo:text-indent="-0.5in" style:auto-text-indent="false">
        <style:tab-stops>
          <style:tab-stop style:position="1.189in"/>
        </style:tab-stops>
      </style:paragraph-properties>
      <style:text-properties style:text-underline-style="none" fo:font-weight="normal" style:font-weight-asian="normal" style:font-weight-complex="normal"/>
    </style:style>
    <style:style style:name="Recommandation" style:family="paragraph" style:parent-style-name="Liste_20_2" style:list-style-name="">
      <style:paragraph-properties fo:margin="100%" fo:margin-left="0.2957in" fo:margin-right="0in" fo:margin-top="0in" fo:margin-bottom="0in" fo:text-align="justify" style:justify-single-word="false" fo:text-indent="0in" style:auto-text-indent="false"/>
      <style:text-properties fo:color="#0000ff" style:font-name="Arial" fo:font-style="italic" style:font-style-asian="italic" style:font-name-complex="Arial" style:font-style-complex="italic"/>
    </style:style>
    <style:style style:name="flux" style:family="paragraph" style:parent-style-name="Style1" style:list-style-name="">
      <style:paragraph-properties fo:margin="100%" fo:margin-left="0.1972in" fo:margin-right="0in" fo:margin-top="0in" fo:margin-bottom="0in" fo:text-indent="-0.1972in" style:auto-text-indent="false">
        <style:tab-stops>
          <style:tab-stop style:position="0.197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-complex="Times New Roma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3929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189in" fo:text-indent="-0.5in" fo:margin-left="1.189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1.6811in" fo:text-indent="-0.5in" fo:margin-left="1.6811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2.4236in" fo:text-indent="-0.75in" fo:margin-left="2.4236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2.9161in" fo:text-indent="-0.75in" fo:margin-left="2.9161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3.6583in" fo:text-indent="-1in" fo:margin-left="3.6583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4.1508in" fo:text-indent="-1in" fo:margin-left="4.1508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4.8929in" fo:text-indent="-1.25in" fo:margin-left="4.8929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5.3854in" fo:text-indent="-1.25in" fo:margin-left="5.3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 style:parent-style-name="Header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T1" style:family="text">
      <style:text-properties style:font-name-complex="Wide Latin"/>
    </style:style>
    <style:style style:name="M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in" fo:margin-left="0.3937in" fo:margin-right="0.3937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5043in" fo:margin-left="0in" fo:margin-right="0in" fo:margin-top="0.46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043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s1" text:anchor-type="char" svg:x="5.4236in" svg:y="0.0209in" svg:width="1.9827in" svg:height="0.5728in" draw:z-index="19"><draw:image xlink:href="Pictures/10000000000001340000005953D24DC3.png" xlink:type="simple" xlink:show="embed" xlink:actuate="onLoad"/></draw:frame>Master 2 SSI - Conduite de Projet</text:p>
        <text:p text:style-name="MP2">SmartCard</text:p>
        <text:p text:style-name="MP3">Spécification Technique de Besoin</text:p>
        <text:p text:style-name="MP4"><draw:line text:anchor-type="char" draw:z-index="29" draw:style-name="Mgr1" draw:text-style-name="MP5" svg:x1="0.0382in" svg:y1="0.1016in" svg:x2="7.6425in" svg:y2="0.1016in"><text:p/></draw:line></text:p>
      </style:header>
      <style:footer>
        <text:p text:style-name="MP6"><draw:frame draw:style-name="Mfr2" draw:name="Cadre1" text:anchor-type="paragraph" svg:y="0.0008in" draw:z-index="9"><draw:text-box fo:min-height="0.0228in" fo:min-width="0.0161in"><text:p text:style-name="Footer"><text:span text:style-name="Page_20_Number"><text:span text:style-name="MT1"/></text:span></text:p></draw:text-box></draw:frame><text:span text:style-name="Page_20_Number"><text:span text:style-name="MT2"><text:page-number text:select-page="current">3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8-11-26T16:26:00</meta:creation-date>
    <dc:date>2013-01-21T14:31:07</dc:date>
    <meta:editing-cycles>87</meta:editing-cycles>
    <meta:editing-duration>P2172DT2H2M37S</meta:editing-duration>
    <meta:generator>LibreOffice/3.5$Linux_X86_64 LibreOffice_project/350m1$Build-2</meta:generator>
    <meta:document-statistic meta:table-count="12" meta:image-count="1" meta:object-count="0" meta:page-count="10" meta:paragraph-count="272" meta:word-count="1566" meta:character-count="9244" meta:non-whitespace-character-count="8743"/>
    <meta:user-defined meta:name="Info 1"/>
    <meta:user-defined meta:name="Info 2"/>
    <meta:user-defined meta:name="Info 3"/>
    <meta:user-defined meta:name="Info 4"/>
  </office:meta>
</office:document-meta>
</file>